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P1" style:family="paragraph" style:parent-style-name="Preformatted_20_Text">
      <style:paragraph-properties fo:padding="0.049cm" fo:border="0.06pt solid #e3e3e3"/>
      <style:text-properties loext:padding="0.049cm" loext:border="0.06pt solid #e3e3e3"/>
    </style:style>
    <style:style style:name="P2" style:family="paragraph" style:parent-style-name="Preformatted_20_Text">
      <style:paragraph-properties fo:margin-top="0cm" fo:margin-bottom="0.499cm" style:contextual-spacing="false" fo:padding="0.049cm" fo:border="0.06pt solid #e3e3e3"/>
    </style:style>
    <style:style style:name="P3" style:family="paragraph" style:parent-style-name="Preformatted_20_Text">
      <style:paragraph-properties fo:padding="0.049cm" fo:border="0.06pt solid #e3e3e3"/>
    </style:style>
    <style:style style:name="P4" style:family="paragraph" style:parent-style-name="Standard">
      <style:text-properties loext:padding="0.049cm" loext:border="0.06pt solid #e3e3e3"/>
    </style:style>
    <style:style style:name="P5" style:family="paragraph" style:parent-style-name="Standard">
      <style:paragraph-properties fo:margin-top="0cm" fo:margin-bottom="0.499cm" style:contextual-spacing="false"/>
      <style:text-properties loext:padding="0.049cm" loext:border="0.06pt solid #e3e3e3"/>
    </style:style>
    <style:style style:name="P6" style:family="paragraph" style:parent-style-name="Standard">
      <style:paragraph-properties fo:padding="0.049cm" fo:border="0.06pt solid #e3e3e3"/>
      <style:text-properties loext:padding="0.049cm" loext:border="0.06pt solid #e3e3e3"/>
    </style:style>
    <style:style style:name="P7" style:family="paragraph" style:parent-style-name="Standard">
      <style:text-properties officeooo:rsid="001fcfd8" officeooo:paragraph-rsid="001fcfd8" loext:padding="0.049cm" loext:border="0.06pt solid #e3e3e3"/>
    </style:style>
    <style:style style:name="P8" style:family="paragraph" style:parent-style-name="Standard">
      <style:paragraph-properties fo:padding="0.049cm" fo:border="0.06pt solid #e3e3e3"/>
      <style:text-properties officeooo:rsid="00208f5b" officeooo:paragraph-rsid="00208f5b" loext:padding="0.049cm" loext:border="0.06pt solid #e3e3e3"/>
    </style:style>
    <style:style style:name="P9" style:family="paragraph" style:parent-style-name="Text_20_body">
      <style:paragraph-properties fo:padding="0.049cm" fo:border="0.06pt solid #e3e3e3"/>
    </style:style>
    <style:style style:name="P10" style:family="paragraph" style:parent-style-name="Text_20_body">
      <style:text-properties loext:padding="0.049cm" loext:border="0.06pt solid #e3e3e3"/>
    </style:style>
    <style:style style:name="P11" style:family="paragraph" style:parent-style-name="Text_20_body">
      <style:paragraph-properties fo:padding="0.049cm" fo:border="0.06pt solid #e3e3e3"/>
      <style:text-properties loext:padding="0.049cm" loext:border="0.06pt solid #e3e3e3"/>
    </style:style>
    <style:style style:name="P12" style:family="paragraph" style:parent-style-name="Text_20_body">
      <style:paragraph-properties fo:margin-top="0cm" fo:margin-bottom="0cm" style:contextual-spacing="false"/>
      <style:text-properties loext:padding="0.049cm" loext:border="0.06pt solid #e3e3e3"/>
    </style:style>
    <style:style style:name="P13" style:family="paragraph" style:parent-style-name="Text_20_body" style:list-style-name="L4">
      <style:paragraph-properties fo:padding="0.049cm" fo:border="0.06pt solid #e3e3e3"/>
      <style:text-properties loext:padding="0.049cm" loext:border="0.06pt solid #e3e3e3"/>
    </style:style>
    <style:style style:name="P14" style:family="paragraph" style:parent-style-name="Text_20_body" style:list-style-name="L5">
      <style:paragraph-properties fo:padding="0.049cm" fo:border="0.06pt solid #e3e3e3"/>
      <style:text-properties loext:padding="0.049cm" loext:border="0.06pt solid #e3e3e3"/>
    </style:style>
    <style:style style:name="P15" style:family="paragraph" style:parent-style-name="Text_20_body" style:list-style-name="L7">
      <style:paragraph-properties fo:margin-top="0cm" fo:margin-bottom="0cm" style:contextual-spacing="false" fo:padding="0.049cm" fo:border="0.06pt solid #e3e3e3"/>
      <style:text-properties loext:padding="0.049cm" loext:border="0.06pt solid #e3e3e3"/>
    </style:style>
    <style:style style:name="P16" style:family="paragraph" style:parent-style-name="Text_20_body" style:list-style-name="L1">
      <style:paragraph-properties fo:padding="0.049cm" fo:border="0.06pt solid #e3e3e3"/>
    </style:style>
    <style:style style:name="P17" style:family="paragraph" style:parent-style-name="Text_20_body" style:list-style-name="L2">
      <style:paragraph-properties fo:padding="0.049cm" fo:border="0.06pt solid #e3e3e3"/>
    </style:style>
    <style:style style:name="P18" style:family="paragraph" style:parent-style-name="Text_20_body" style:list-style-name="L3">
      <style:paragraph-properties fo:margin-top="0cm" fo:margin-bottom="0cm" style:contextual-spacing="false" fo:padding="0.049cm" fo:border="0.06pt solid #e3e3e3"/>
    </style:style>
    <style:style style:name="P19" style:family="paragraph" style:parent-style-name="Text_20_body" style:list-style-name="L3">
      <style:paragraph-properties fo:padding="0.049cm" fo:border="0.06pt solid #e3e3e3"/>
    </style:style>
    <style:style style:name="P20" style:family="paragraph" style:parent-style-name="Text_20_body" style:list-style-name="L4">
      <style:paragraph-properties fo:margin-top="0cm" fo:margin-bottom="0cm" style:contextual-spacing="false" fo:padding="0.049cm" fo:border="0.06pt solid #e3e3e3"/>
    </style:style>
    <style:style style:name="P21" style:family="paragraph" style:parent-style-name="Text_20_body" style:list-style-name="L5">
      <style:paragraph-properties fo:margin-top="0cm" fo:margin-bottom="0cm" style:contextual-spacing="false" fo:padding="0.049cm" fo:border="0.06pt solid #e3e3e3"/>
    </style:style>
    <style:style style:name="P22" style:family="paragraph" style:parent-style-name="Text_20_body" style:list-style-name="L6">
      <style:paragraph-properties fo:margin-top="0cm" fo:margin-bottom="0cm" style:contextual-spacing="false" fo:padding="0.049cm" fo:border="0.06pt solid #e3e3e3"/>
    </style:style>
    <style:style style:name="P23" style:family="paragraph" style:parent-style-name="Text_20_body" style:list-style-name="L6">
      <style:paragraph-properties fo:padding="0.049cm" fo:border="0.06pt solid #e3e3e3"/>
    </style:style>
    <style:style style:name="P24" style:family="paragraph" style:parent-style-name="Text_20_body" style:list-style-name="L7">
      <style:paragraph-properties fo:margin-top="0cm" fo:margin-bottom="0cm" style:contextual-spacing="false" fo:padding="0.049cm" fo:border="0.06pt solid #e3e3e3"/>
    </style:style>
    <style:style style:name="P25" style:family="paragraph" style:parent-style-name="Text_20_body" style:list-style-name="L7">
      <style:paragraph-properties fo:padding="0.049cm" fo:border="0.06pt solid #e3e3e3"/>
    </style:style>
    <style:style style:name="P26" style:family="paragraph" style:parent-style-name="Text_20_body" style:list-style-name="L8">
      <style:paragraph-properties fo:margin-top="0cm" fo:margin-bottom="0cm" style:contextual-spacing="false" fo:padding="0.049cm" fo:border="0.06pt solid #e3e3e3"/>
    </style:style>
    <style:style style:name="P27" style:family="paragraph" style:parent-style-name="Text_20_body" style:list-style-name="L8">
      <style:paragraph-properties fo:padding="0.049cm" fo:border="0.06pt solid #e3e3e3"/>
    </style:style>
    <style:style style:name="P28" style:family="paragraph" style:parent-style-name="Text_20_body" style:list-style-name="L9">
      <style:paragraph-properties fo:padding="0.049cm" fo:border="0.06pt solid #e3e3e3"/>
    </style:style>
    <style:style style:name="P29" style:family="paragraph" style:parent-style-name="Text_20_body" style:list-style-name="L10">
      <style:paragraph-properties fo:margin-top="0cm" fo:margin-bottom="0cm" style:contextual-spacing="false" fo:padding="0.049cm" fo:border="0.06pt solid #e3e3e3"/>
    </style:style>
    <style:style style:name="P30" style:family="paragraph" style:parent-style-name="Text_20_body" style:list-style-name="L10">
      <style:paragraph-properties fo:padding="0.049cm" fo:border="0.06pt solid #e3e3e3"/>
    </style:style>
    <style:style style:name="P31" style:family="paragraph" style:parent-style-name="Text_20_body" style:list-style-name="L11">
      <style:paragraph-properties fo:margin-top="0cm" fo:margin-bottom="0cm" style:contextual-spacing="false" fo:padding="0.049cm" fo:border="0.06pt solid #e3e3e3"/>
    </style:style>
    <style:style style:name="P32" style:family="paragraph" style:parent-style-name="Text_20_body" style:list-style-name="L11">
      <style:paragraph-properties fo:padding="0.049cm" fo:border="0.06pt solid #e3e3e3"/>
    </style:style>
    <style:style style:name="P33" style:family="paragraph" style:parent-style-name="Text_20_body" style:list-style-name="L12">
      <style:paragraph-properties fo:padding="0.049cm" fo:border="0.06pt solid #e3e3e3"/>
    </style:style>
    <style:style style:name="T1" style:family="text">
      <style:text-properties loext:padding="0.049cm" loext:border="0.06pt solid #e3e3e3"/>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You</text:p>
      <text:p text:style-name="P4">if (e.keyCode==45) { timeFontSize=timeFontSize-0.1; dateFontSize=dateFontSize-0.1; document.getElementById("clock").style.fontSize=timeFontSize+"em"; document.getElementById("dateElement").style.fontSize=dateFontSize+"em"; } why does this only change timeFontSize and not both?</text:p>
      <text:p text:style-name="P4"/>
      <text:p text:style-name="P5">ChatGPT</text:p>
      <text:p text:style-name="P9"><text:span text:style-name="T1">The provided JavaScript code appears to decrease the font size of two elements (</text:span><text:span text:style-name="Source_20_Text"><text:span text:style-name="T1">#clock</text:span></text:span><text:span text:style-name="T1"> and </text:span><text:span text:style-name="Source_20_Text"><text:span text:style-name="T1">#dateElement</text:span></text:span><text:span text:style-name="T1">) when the key with the keycode 45 is pressed. The font size for both elements (</text:span><text:span text:style-name="Source_20_Text"><text:span text:style-name="T1">timeFontSize</text:span></text:span><text:span text:style-name="T1"> and </text:span><text:span text:style-name="Source_20_Text"><text:span text:style-name="T1">dateFontSize</text:span></text:span><text:span text:style-name="T1">) is reduced by 0.1 each time the key is pressed.</text:span></text:p>
      <text:p text:style-name="P9"><text:span text:style-name="T1">If only </text:span><text:span text:style-name="Source_20_Text"><text:span text:style-name="T1">timeFontSize</text:span></text:span><text:span text:style-name="T1"> is being affected and not </text:span><text:span text:style-name="Source_20_Text"><text:span text:style-name="T1">dateFontSize</text:span></text:span><text:span text:style-name="T1">, it's possible that </text:span><text:span text:style-name="Source_20_Text"><text:span text:style-name="T1">dateFontSize</text:span></text:span><text:span text:style-name="T1"> might not have been initialized properly or is not assigned a value before this code snippet is executed.</text:span></text:p>
      <text:p text:style-name="P9"><text:span text:style-name="T1">You should ensure that both </text:span><text:span text:style-name="Source_20_Text"><text:span text:style-name="T1">timeFontSize</text:span></text:span><text:span text:style-name="T1"> and </text:span><text:span text:style-name="Source_20_Text"><text:span text:style-name="T1">dateFontSize</text:span></text:span><text:span text:style-name="T1"> are properly initialized and assigned with appropriate values before this code executes. If </text:span><text:span text:style-name="Source_20_Text"><text:span text:style-name="T1">dateFontSize</text:span></text:span><text:span text:style-name="T1"> is not initialized or has a different value than expected, it won't decrease as intended.</text:span></text:p>
      <text:p text:style-name="P9"><text:span text:style-name="T1">Also, double-check that the IDs </text:span><text:span text:style-name="Source_20_Text"><text:span text:style-name="T1">"clock"</text:span></text:span><text:span text:style-name="T1"> and </text:span><text:span text:style-name="Source_20_Text"><text:span text:style-name="T1">"dateElement"</text:span></text:span><text:span text:style-name="T1"> exist in your HTML document and correspond to the elements whose font sizes you want to adjust. If either of these IDs is incorrect or doesn't exist, the JavaScript code won't affect the corresponding element.</text:span></text:p>
      <text:p text:style-name="P11">Here's an example of how you might initialize these variables:</text:p>
      <text:p text:style-name="P1">javascriptCopy code</text:p>
      <text:p text:style-name="P3"><text:span text:style-name="Source_20_Text"><text:span text:style-name="T1">var timeFontSize = 12; // Initialize timeFontSize with an initial value</text:span></text:span></text:p>
      <text:p text:style-name="P2"><text:span text:style-name="Source_20_Text"><text:span text:style-name="T1">var dateFontSize = 12; // Initialize dateFontSize with an initial value</text:span></text:span></text:p>
      <text:p text:style-name="P11">Make sure these initial values are appropriate for your use case.</text:p>
      <text:p text:style-name="P12"/>
      <text:p text:style-name="P12">You</text:p>
      <text:p text:style-name="P12">window.addEventListener("keypress", textSize); let timeFontSize=3; let dateFontSize=3; document.getElementById("clock").style.fontSize=timeFontSize+"em"; document.getElementById("dateElement").style.fontSize=dateFontSize+"em"; function textSize(e) { console.log(e.keyCode); if (e.keyCode==45) { timeFontSize=timeFontSize-0.1; dateFontSize=dateFontSize-0.1; document.getElementById("clock").style.fontSize=timeFontSize+"em"; document.getElementById("dateElement").style.fontSize=dateFontSize+"em"; } if (e.keyCode==43) { timeFontSize=timeFontSize+0.1; dateFontSize=dateFontSize+0.1; document.getElementById("clock").style.fontSize=timeFontSize+"em"; <text:soft-page-break/>document.getElementById("dateElement").style.fontSize=dateFontSize+"em"; } } this is the full code</text:p>
      <text:p text:style-name="P12"/>
      <text:p text:style-name="P10">ChatGPT</text:p>
      <text:p text:style-name="P9"><text:span text:style-name="T1">Thank you for providing the full code. Given the code snippet you've provided, there shouldn't be any issue with changing both </text:span><text:span text:style-name="Source_20_Text"><text:span text:style-name="T1">timeFontSize</text:span></text:span><text:span text:style-name="T1"> and </text:span><text:span text:style-name="Source_20_Text"><text:span text:style-name="T1">dateFontSize</text:span></text:span><text:span text:style-name="T1"> when the corresponding keys are pressed (keyCode 45 and 43 respectively).</text:span></text:p>
      <text:p text:style-name="P11">However, there are a few things to double-check:</text:p>
      <text:list xml:id="list1210394786" text:style-name="L1">
        <text:list-item>
          <text:p text:style-name="P16"><text:span text:style-name="T1">Ensure that the IDs </text:span><text:span text:style-name="Source_20_Text"><text:span text:style-name="T1">"clock"</text:span></text:span><text:span text:style-name="T1"> and </text:span><text:span text:style-name="Source_20_Text"><text:span text:style-name="T1">"dateElement"</text:span></text:span><text:span text:style-name="T1"> correspond to the HTML elements whose font sizes you want to modify.</text:span></text:p>
        </text:list-item>
        <text:list-item>
          <text:p text:style-name="P16"><text:span text:style-name="T1">Verify that the </text:span><text:span text:style-name="Source_20_Text"><text:span text:style-name="T1">keypress</text:span></text:span><text:span text:style-name="T1"> event is being registered properly. You might want to use </text:span><text:span text:style-name="Source_20_Text"><text:span text:style-name="T1">keydown</text:span></text:span><text:span text:style-name="T1"> or </text:span><text:span text:style-name="Source_20_Text"><text:span text:style-name="T1">keyup</text:span></text:span><text:span text:style-name="T1"> events instead, as </text:span><text:span text:style-name="Source_20_Text"><text:span text:style-name="T1">keypress</text:span></text:span><text:span text:style-name="T1"> might not detect all key presses, especially if they don't result in text input.</text:span></text:p>
        </text:list-item>
        <text:list-item>
          <text:p text:style-name="P16"><text:span text:style-name="T1">Make sure the script is executed after the DOM has loaded. If the script is executed before the elements are loaded, </text:span><text:span text:style-name="Source_20_Text"><text:span text:style-name="T1">document.getElementById()</text:span></text:span><text:span text:style-name="T1"> won't find the elements, and the font sizes won't be set correctly initially.</text:span></text:p>
        </text:list-item>
      </text:list>
      <text:p text:style-name="P11">Here's a revised version of your code:</text:p>
      <text:p text:style-name="P1">htmlCopy code</text:p>
      <text:p text:style-name="P3"><text:span text:style-name="Source_20_Text"><text:span text:style-name="T1">&lt;!DOCTYPE html&gt;</text:span></text:span></text:p>
      <text:p text:style-name="P3"><text:span text:style-name="Source_20_Text"><text:span text:style-name="T1">&lt;html lang="en"&gt;</text:span></text:span></text:p>
      <text:p text:style-name="P3"><text:span text:style-name="Source_20_Text"><text:span text:style-name="T1">&lt;head&gt;</text:span></text:span></text:p>
      <text:p text:style-name="P3"><text:span text:style-name="Source_20_Text"><text:span text:style-name="T1"><text:s text:c="4"/>&lt;meta charset="UTF-8"&gt;</text:span></text:span></text:p>
      <text:p text:style-name="P3"><text:span text:style-name="Source_20_Text"><text:span text:style-name="T1"><text:s text:c="4"/>&lt;meta name="viewport" content="width=device-width, initial-scale=1.0"&gt;</text:span></text:span></text:p>
      <text:p text:style-name="P3"><text:span text:style-name="Source_20_Text"><text:span text:style-name="T1"><text:s text:c="4"/>&lt;title&gt;Text Size Change&lt;/title&gt;</text:span></text:span></text:p>
      <text:p text:style-name="P3"><text:span text:style-name="Source_20_Text"><text:span text:style-name="T1"><text:s text:c="4"/>&lt;style&gt;</text:span></text:span></text:p>
      <text:p text:style-name="P3"><text:span text:style-name="Source_20_Text"><text:span text:style-name="T1"><text:s text:c="8"/>#clock {</text:span></text:span></text:p>
      <text:p text:style-name="P3"><text:span text:style-name="Source_20_Text"><text:span text:style-name="T1"><text:s text:c="12"/>font-size: 3em; /* Initial font size for clock */</text:span></text:span></text:p>
      <text:p text:style-name="P3"><text:span text:style-name="Source_20_Text"><text:span text:style-name="T1"><text:s text:c="8"/>}</text:span></text:span></text:p>
      <text:p text:style-name="P3"><text:span text:style-name="Source_20_Text"><text:span text:style-name="T1"><text:s text:c="8"/>#dateElement {</text:span></text:span></text:p>
      <text:p text:style-name="P3"><text:span text:style-name="Source_20_Text"><text:span text:style-name="T1"><text:s text:c="12"/>font-size: 3em; /* Initial font size for date */</text:span></text:span></text:p>
      <text:p text:style-name="P3"><text:span text:style-name="Source_20_Text"><text:span text:style-name="T1"><text:s text:c="8"/>}</text:span></text:span></text:p>
      <text:p text:style-name="P3"><text:span text:style-name="Source_20_Text"><text:span text:style-name="T1"><text:s text:c="4"/>&lt;/style&gt;</text:span></text:span></text:p>
      <text:p text:style-name="P3"><text:span text:style-name="Source_20_Text"><text:span text:style-name="T1">&lt;/head&gt;</text:span></text:span></text:p>
      <text:p text:style-name="P3"><text:span text:style-name="Source_20_Text"><text:span text:style-name="T1">&lt;body&gt;</text:span></text:span></text:p>
      <text:p text:style-name="P3"><text:span text:style-name="Source_20_Text"><text:span text:style-name="T1"><text:s text:c="4"/>&lt;div id="clock"&gt;Clock&lt;/div&gt;</text:span></text:span></text:p>
      <text:p text:style-name="P3"><text:span text:style-name="Source_20_Text"><text:span text:style-name="T1"><text:s text:c="4"/>&lt;div id="dateElement"&gt;Date&lt;/div&gt;</text:span></text:span></text:p>
      <text:p text:style-name="P3"/>
      <text:p text:style-name="P3"><text:span text:style-name="Source_20_Text"><text:span text:style-name="T1"><text:s text:c="4"/>&lt;script&gt;</text:span></text:span></text:p>
      <text:p text:style-name="P3"><text:span text:style-name="Source_20_Text"><text:span text:style-name="T1"><text:s text:c="8"/>let timeFontSize = 3;</text:span></text:span></text:p>
      <text:p text:style-name="P3"><text:span text:style-name="Source_20_Text"><text:span text:style-name="T1"><text:s text:c="8"/>let dateFontSize = 3;</text:span></text:span></text:p>
      <text:p text:style-name="P3"/>
      <text:p text:style-name="P3"><text:soft-page-break/><text:span text:style-name="Source_20_Text"><text:span text:style-name="T1"><text:s text:c="8"/>window.addEventListener("keydown", textSize);</text:span></text:span></text:p>
      <text:p text:style-name="P3"/>
      <text:p text:style-name="P3"><text:span text:style-name="Source_20_Text"><text:span text:style-name="T1"><text:s text:c="8"/>function textSize(e) {</text:span></text:span></text:p>
      <text:p text:style-name="P3"><text:span text:style-name="Source_20_Text"><text:span text:style-name="T1"><text:s text:c="12"/>console.log(e.keyCode);</text:span></text:span></text:p>
      <text:p text:style-name="P3"><text:span text:style-name="Source_20_Text"><text:span text:style-name="T1"><text:s text:c="12"/>if (e.keyCode == 45) { // '-' key</text:span></text:span></text:p>
      <text:p text:style-name="P3"><text:span text:style-name="Source_20_Text"><text:span text:style-name="T1"><text:s text:c="16"/>timeFontSize -= 0.1;</text:span></text:span></text:p>
      <text:p text:style-name="P3"><text:span text:style-name="Source_20_Text"><text:span text:style-name="T1"><text:s text:c="16"/>dateFontSize -= 0.1;</text:span></text:span></text:p>
      <text:p text:style-name="P3"><text:span text:style-name="Source_20_Text"><text:span text:style-name="T1"><text:s text:c="12"/>}</text:span></text:span></text:p>
      <text:p text:style-name="P3"><text:span text:style-name="Source_20_Text"><text:span text:style-name="T1"><text:s text:c="12"/>if (e.keyCode == 43) { // '+' key</text:span></text:span></text:p>
      <text:p text:style-name="P3"><text:span text:style-name="Source_20_Text"><text:span text:style-name="T1"><text:s text:c="16"/>timeFontSize += 0.1;</text:span></text:span></text:p>
      <text:p text:style-name="P3"><text:span text:style-name="Source_20_Text"><text:span text:style-name="T1"><text:s text:c="16"/>dateFontSize += 0.1;</text:span></text:span></text:p>
      <text:p text:style-name="P3"><text:span text:style-name="Source_20_Text"><text:span text:style-name="T1"><text:s text:c="12"/>}</text:span></text:span></text:p>
      <text:p text:style-name="P3"><text:span text:style-name="Source_20_Text"><text:span text:style-name="T1"><text:s text:c="12"/>document.getElementById("clock").style.fontSize = timeFontSize + "em";</text:span></text:span></text:p>
      <text:p text:style-name="P3"><text:span text:style-name="Source_20_Text"><text:span text:style-name="T1"><text:s text:c="12"/>document.getElementById("dateElement").style.fontSize = dateFontSize + "em";</text:span></text:span></text:p>
      <text:p text:style-name="P3"><text:span text:style-name="Source_20_Text"><text:span text:style-name="T1"><text:s text:c="8"/>}</text:span></text:span></text:p>
      <text:p text:style-name="P3"><text:span text:style-name="Source_20_Text"><text:span text:style-name="T1"><text:s text:c="4"/>&lt;/script&gt;</text:span></text:span></text:p>
      <text:p text:style-name="P3"><text:span text:style-name="Source_20_Text"><text:span text:style-name="T1">&lt;/body&gt;</text:span></text:span></text:p>
      <text:p text:style-name="P2"><text:span text:style-name="Source_20_Text"><text:span text:style-name="T1">&lt;/html&gt;</text:span></text:span></text:p>
      <text:p text:style-name="P11">This script listens for keydown events and adjusts the font sizes accordingly. Make sure to place the script after the HTML elements in the document or wrap it in a function that runs after the DOM has loaded.</text:p>
      <text:p text:style-name="P12"/>
      <text:p text:style-name="P12">You</text:p>
      <text:p text:style-name="P12">it didnt help does the fontsize changer even work for text types? maybe its only for numbers</text:p>
      <text:p text:style-name="P12"/>
      <text:p text:style-name="P10">ChatGPT</text:p>
      <text:p text:style-name="P9"><text:span text:style-name="T1">The </text:span><text:span text:style-name="Source_20_Text"><text:span text:style-name="T1">fontSize</text:span></text:span><text:span text:style-name="T1"> CSS property can accept both numeric values and lengths, including em, px, or percentages. So, changing the </text:span><text:span text:style-name="Source_20_Text"><text:span text:style-name="T1">fontSize</text:span></text:span><text:span text:style-name="T1"> using JavaScript should work regardless of whether you're using numeric values or string representations like "3em".</text:span></text:p>
      <text:p text:style-name="P11">The issue with your code might be elsewhere. Let's make sure there's nothing else interfering:</text:p>
      <text:list xml:id="list3556111211" text:style-name="L2">
        <text:list-item>
          <text:p text:style-name="P17"><text:span text:style-name="Strong_20_Emphasis"><text:span text:style-name="T1">Check HTML Structure</text:span></text:span><text:span text:style-name="T1">: Ensure that the elements with IDs </text:span><text:span text:style-name="Source_20_Text"><text:span text:style-name="T1">"clock"</text:span></text:span><text:span text:style-name="T1"> and </text:span><text:span text:style-name="Source_20_Text"><text:span text:style-name="T1">"dateElement"</text:span></text:span><text:span text:style-name="T1"> exist in your HTML code and are correctly spelled.</text:span></text:p>
        </text:list-item>
        <text:list-item>
          <text:p text:style-name="P17"><text:span text:style-name="Strong_20_Emphasis"><text:span text:style-name="T1">Verify Event Listener</text:span></text:span><text:span text:style-name="T1">: The </text:span><text:span text:style-name="Source_20_Text"><text:span text:style-name="T1">keypress</text:span></text:span><text:span text:style-name="T1"> event might not be triggered consistently across all browsers or may not fire for special keys like plus or minus. Consider using a different event like </text:span><text:span text:style-name="Source_20_Text"><text:span text:style-name="T1">keydown</text:span></text:span><text:span text:style-name="T1"> or </text:span><text:span text:style-name="Source_20_Text"><text:span text:style-name="T1">keyup</text:span></text:span><text:span text:style-name="T1"> if you encounter issues.</text:span></text:p>
        </text:list-item>
        <text:list-item>
          <text:p text:style-name="P17"><text:span text:style-name="Strong_20_Emphasis"><text:span text:style-name="T1">Debugging</text:span></text:span><text:span text:style-name="T1">: Add </text:span><text:span text:style-name="Source_20_Text"><text:span text:style-name="T1">console.log</text:span></text:span><text:span text:style-name="T1"> statements to your code to track the values of </text:span><text:span text:style-name="Source_20_Text"><text:span text:style-name="T1">timeFontSize</text:span></text:span><text:span text:style-name="T1"> and </text:span><text:span text:style-name="Source_20_Text"><text:span text:style-name="T1">dateFontSize</text:span></text:span><text:span text:style-name="T1"> and see if they change as expected when you press the corresponding keys.</text:span></text:p>
        </text:list-item>
      </text:list>
      <text:p text:style-name="P11"><text:soft-page-break/>Here's a revised version of your code with added debugging statements:</text:p>
      <text:p text:style-name="P1">javascriptCopy code</text:p>
      <text:p text:style-name="P3"><text:span text:style-name="Source_20_Text"><text:span text:style-name="T1">window.addEventListener("keydown", textSize); // Changed to keydown</text:span></text:span></text:p>
      <text:p text:style-name="P3"><text:span text:style-name="Source_20_Text"><text:span text:style-name="T1">let timeFontSize = 3;</text:span></text:span></text:p>
      <text:p text:style-name="P3"><text:span text:style-name="Source_20_Text"><text:span text:style-name="T1">let dateFontSize = 3;</text:span></text:span></text:p>
      <text:p text:style-name="P3"><text:span text:style-name="Source_20_Text"><text:span text:style-name="T1">document.getElementById("clock").style.fontSize = timeFontSize + "em";</text:span></text:span></text:p>
      <text:p text:style-name="P3"><text:span text:style-name="Source_20_Text"><text:span text:style-name="T1">document.getElementById("dateElement").style.fontSize = dateFontSize + "em";</text:span></text:span></text:p>
      <text:p text:style-name="P3"/>
      <text:p text:style-name="P3"><text:span text:style-name="Source_20_Text"><text:span text:style-name="T1">function textSize(e) {</text:span></text:span></text:p>
      <text:p text:style-name="P3"><text:span text:style-name="Source_20_Text"><text:span text:style-name="T1"><text:s text:c="4"/>console.log("Key pressed: ", e.keyCode);</text:span></text:span></text:p>
      <text:p text:style-name="P3"><text:span text:style-name="Source_20_Text"><text:span text:style-name="T1"><text:s text:c="4"/></text:span></text:span></text:p>
      <text:p text:style-name="P3"><text:span text:style-name="Source_20_Text"><text:span text:style-name="T1"><text:s text:c="4"/>if (e.keyCode === 45) {</text:span></text:span></text:p>
      <text:p text:style-name="P3"><text:span text:style-name="Source_20_Text"><text:span text:style-name="T1"><text:s text:c="8"/>timeFontSize -= 0.1;</text:span></text:span></text:p>
      <text:p text:style-name="P3"><text:span text:style-name="Source_20_Text"><text:span text:style-name="T1"><text:s text:c="8"/>dateFontSize -= 0.1;</text:span></text:span></text:p>
      <text:p text:style-name="P3"><text:span text:style-name="Source_20_Text"><text:span text:style-name="T1"><text:s text:c="4"/>}</text:span></text:span></text:p>
      <text:p text:style-name="P3"><text:span text:style-name="Source_20_Text"><text:span text:style-name="T1"><text:s text:c="4"/></text:span></text:span></text:p>
      <text:p text:style-name="P3"><text:span text:style-name="Source_20_Text"><text:span text:style-name="T1"><text:s text:c="4"/>if (e.keyCode === 43) {</text:span></text:span></text:p>
      <text:p text:style-name="P3"><text:span text:style-name="Source_20_Text"><text:span text:style-name="T1"><text:s text:c="8"/>timeFontSize += 0.1;</text:span></text:span></text:p>
      <text:p text:style-name="P3"><text:span text:style-name="Source_20_Text"><text:span text:style-name="T1"><text:s text:c="8"/>dateFontSize += 0.1;</text:span></text:span></text:p>
      <text:p text:style-name="P3"><text:span text:style-name="Source_20_Text"><text:span text:style-name="T1"><text:s text:c="4"/>}</text:span></text:span></text:p>
      <text:p text:style-name="P3"><text:span text:style-name="Source_20_Text"><text:span text:style-name="T1"><text:s text:c="4"/></text:span></text:span></text:p>
      <text:p text:style-name="P3"><text:span text:style-name="Source_20_Text"><text:span text:style-name="T1"><text:s text:c="4"/>console.log("New timeFontSize: ", timeFontSize);</text:span></text:span></text:p>
      <text:p text:style-name="P3"><text:span text:style-name="Source_20_Text"><text:span text:style-name="T1"><text:s text:c="4"/>console.log("New dateFontSize: ", dateFontSize);</text:span></text:span></text:p>
      <text:p text:style-name="P3"><text:span text:style-name="Source_20_Text"><text:span text:style-name="T1"><text:s text:c="4"/></text:span></text:span></text:p>
      <text:p text:style-name="P3"><text:span text:style-name="Source_20_Text"><text:span text:style-name="T1"><text:s text:c="4"/>document.getElementById("clock").style.fontSize = timeFontSize + "em";</text:span></text:span></text:p>
      <text:p text:style-name="P3"><text:span text:style-name="Source_20_Text"><text:span text:style-name="T1"><text:s text:c="4"/>document.getElementById("dateElement").style.fontSize = dateFontSize + "em";</text:span></text:span></text:p>
      <text:p text:style-name="P2"><text:span text:style-name="Source_20_Text"><text:span text:style-name="T1">}</text:span></text:span></text:p>
      <text:p text:style-name="P11">With these changes and added logging, you can track whether the font sizes are changing correctly and whether the key presses are detected as expected. This should help you pinpoint any issues with your code.</text:p>
      <text:p text:style-name="P12"/>
      <text:p text:style-name="P12">You</text:p>
      <text:p text:style-name="P12">now it works my keyboards buttons were numbered differently they were 107 and 109 thank you</text:p>
      <text:p text:style-name="P12">2 / 2</text:p>
      <text:p text:style-name="P12"/>
      <text:p text:style-name="P10">ChatGPT</text:p>
      <text:p text:style-name="P11">I'm glad to hear that it's working now! Keycodes can indeed vary depending on the keyboard layout and browser, so it's always a good idea to verify them when implementing keyboard events. If you have any more questions or need further assistance, feel free to ask!</text:p>
      <text:p text:style-name="P12"/>
      <text:p text:style-name="P12">You</text:p>
      <text:p text:style-name="P12">how can i make it stop resizing bigger if the timeFontSize reaches 6?</text:p>
      <text:p text:style-name="P12"><text:soft-page-break/></text:p>
      <text:p text:style-name="P10">ChatGPT</text:p>
      <text:p text:style-name="P9"><text:span text:style-name="T1">To prevent the </text:span><text:span text:style-name="Source_20_Text"><text:span text:style-name="T1">timeFontSize</text:span></text:span><text:span text:style-name="T1"> from increasing beyond 6, you can add a condition to check if it's already at 6 before increasing it. If it's at 6, you can prevent further increase. Here's how you can modify your code to achieve this:</text:span></text:p>
      <text:p text:style-name="P1">javascriptCopy code</text:p>
      <text:p text:style-name="P3"><text:span text:style-name="Source_20_Text"><text:span text:style-name="T1">window.addEventListener("keydown", textSize);</text:span></text:span></text:p>
      <text:p text:style-name="P3"><text:span text:style-name="Source_20_Text"><text:span text:style-name="T1">let timeFontSize = 3;</text:span></text:span></text:p>
      <text:p text:style-name="P3"><text:span text:style-name="Source_20_Text"><text:span text:style-name="T1">let dateFontSize = 3;</text:span></text:span></text:p>
      <text:p text:style-name="P3"><text:span text:style-name="Source_20_Text"><text:span text:style-name="T1">document.getElementById("clock").style.fontSize = timeFontSize + "em";</text:span></text:span></text:p>
      <text:p text:style-name="P3"><text:span text:style-name="Source_20_Text"><text:span text:style-name="T1">document.getElementById("dateElement").style.fontSize = dateFontSize + "em";</text:span></text:span></text:p>
      <text:p text:style-name="P3"/>
      <text:p text:style-name="P3"><text:span text:style-name="Source_20_Text"><text:span text:style-name="T1">function textSize(e) {</text:span></text:span></text:p>
      <text:p text:style-name="P3"><text:span text:style-name="Source_20_Text"><text:span text:style-name="T1"><text:s text:c="4"/>console.log("Key pressed: ", e.keyCode);</text:span></text:span></text:p>
      <text:p text:style-name="P3"><text:span text:style-name="Source_20_Text"><text:span text:style-name="T1"><text:s text:c="4"/></text:span></text:span></text:p>
      <text:p text:style-name="P3"><text:span text:style-name="Source_20_Text"><text:span text:style-name="T1"><text:s text:c="4"/>if (e.keyCode === 45 &amp;&amp; timeFontSize &gt; 1) { // Keycode for '-' and check if timeFontSize is greater than 1</text:span></text:span></text:p>
      <text:p text:style-name="P3"><text:span text:style-name="Source_20_Text"><text:span text:style-name="T1"><text:s text:c="8"/>timeFontSize -= 0.1;</text:span></text:span></text:p>
      <text:p text:style-name="P3"><text:span text:style-name="Source_20_Text"><text:span text:style-name="T1"><text:s text:c="8"/>dateFontSize -= 0.1;</text:span></text:span></text:p>
      <text:p text:style-name="P3"><text:span text:style-name="Source_20_Text"><text:span text:style-name="T1"><text:s text:c="4"/>}</text:span></text:span></text:p>
      <text:p text:style-name="P3"><text:span text:style-name="Source_20_Text"><text:span text:style-name="T1"><text:s text:c="4"/></text:span></text:span></text:p>
      <text:p text:style-name="P3"><text:span text:style-name="Source_20_Text"><text:span text:style-name="T1"><text:s text:c="4"/>if (e.keyCode === 43 &amp;&amp; timeFontSize &lt; 6) { // Keycode for '+' and check if timeFontSize is less than 6</text:span></text:span></text:p>
      <text:p text:style-name="P3"><text:span text:style-name="Source_20_Text"><text:span text:style-name="T1"><text:s text:c="8"/>timeFontSize += 0.1;</text:span></text:span></text:p>
      <text:p text:style-name="P3"><text:span text:style-name="Source_20_Text"><text:span text:style-name="T1"><text:s text:c="8"/>dateFontSize += 0.1;</text:span></text:span></text:p>
      <text:p text:style-name="P3"><text:span text:style-name="Source_20_Text"><text:span text:style-name="T1"><text:s text:c="4"/>}</text:span></text:span></text:p>
      <text:p text:style-name="P3"><text:span text:style-name="Source_20_Text"><text:span text:style-name="T1"><text:s text:c="4"/></text:span></text:span></text:p>
      <text:p text:style-name="P3"><text:span text:style-name="Source_20_Text"><text:span text:style-name="T1"><text:s text:c="4"/>console.log("New timeFontSize: ", timeFontSize);</text:span></text:span></text:p>
      <text:p text:style-name="P3"><text:span text:style-name="Source_20_Text"><text:span text:style-name="T1"><text:s text:c="4"/>console.log("New dateFontSize: ", dateFontSize);</text:span></text:span></text:p>
      <text:p text:style-name="P3"><text:span text:style-name="Source_20_Text"><text:span text:style-name="T1"><text:s text:c="4"/></text:span></text:span></text:p>
      <text:p text:style-name="P3"><text:span text:style-name="Source_20_Text"><text:span text:style-name="T1"><text:s text:c="4"/>document.getElementById("clock").style.fontSize = timeFontSize + "em";</text:span></text:span></text:p>
      <text:p text:style-name="P3"><text:span text:style-name="Source_20_Text"><text:span text:style-name="T1"><text:s text:c="4"/>document.getElementById("dateElement").style.fontSize = dateFontSize + "em";</text:span></text:span></text:p>
      <text:p text:style-name="P2"><text:span text:style-name="Source_20_Text"><text:span text:style-name="T1">}</text:span></text:span></text:p>
      <text:p text:style-name="P9"><text:span text:style-name="T1">With this modification, the font size will not increase beyond 6 when the </text:span><text:span text:style-name="Source_20_Text"><text:span text:style-name="T1">+</text:span></text:span><text:span text:style-name="T1"> key is pressed, ensuring that it stops resizing bigger when it reaches 6. Adjust the conditions as needed based on your requirements.</text:span></text:p>
      <text:p text:style-name="P12"/>
      <text:p text:style-name="P12">You</text:p>
      <text:p text:style-name="P12">how can i make it so the content is in the middle of the page #clockCont{ display: flex; flex-direction: column; justify-content: center; align-items: center; background-color: rgb(130, 241, 147); border-style: dotted; border-color: rgb(90, 193, 106); width:max-content; }</text:p>
      <text:p text:style-name="P12"/>
      <text:p text:style-name="P10">ChatGPT</text:p>
      <text:p text:style-name="P9"><text:soft-page-break/><text:span text:style-name="T1">To make the content of </text:span><text:span text:style-name="Source_20_Text"><text:span text:style-name="T1">#clockCont</text:span></text:span><text:span text:style-name="T1"> appear in the middle of the page, you can set its position to </text:span><text:span text:style-name="Source_20_Text"><text:span text:style-name="T1">fixed</text:span></text:span><text:span text:style-name="T1"> and then use CSS properties such as </text:span><text:span text:style-name="Source_20_Text"><text:span text:style-name="T1">top</text:span></text:span><text:span text:style-name="T1">, </text:span><text:span text:style-name="Source_20_Text"><text:span text:style-name="T1">left</text:span></text:span><text:span text:style-name="T1">, </text:span><text:span text:style-name="Source_20_Text"><text:span text:style-name="T1">right</text:span></text:span><text:span text:style-name="T1">, and </text:span><text:span text:style-name="Source_20_Text"><text:span text:style-name="T1">bottom</text:span></text:span><text:span text:style-name="T1"> to center it horizontally and vertically. Here's how you can modify your CSS:</text:span></text:p>
      <text:p text:style-name="P1">cssCopy code</text:p>
      <text:p text:style-name="P3"><text:span text:style-name="Source_20_Text"><text:span text:style-name="T1">#clockCont {</text:span></text:span></text:p>
      <text:p text:style-name="P3"><text:span text:style-name="Source_20_Text"><text:span text:style-name="T1"><text:s text:c="4"/>position: fixed;</text:span></text:span></text:p>
      <text:p text:style-name="P3"><text:span text:style-name="Source_20_Text"><text:span text:style-name="T1"><text:s text:c="4"/>top: 50%;</text:span></text:span></text:p>
      <text:p text:style-name="P3"><text:span text:style-name="Source_20_Text"><text:span text:style-name="T1"><text:s text:c="4"/>left: 50%;</text:span></text:span></text:p>
      <text:p text:style-name="P3"><text:span text:style-name="Source_20_Text"><text:span text:style-name="T1"><text:s text:c="4"/>transform: translate(-50%, -50%);</text:span></text:span></text:p>
      <text:p text:style-name="P3"><text:span text:style-name="Source_20_Text"><text:span text:style-name="T1"><text:s text:c="4"/>display: flex;</text:span></text:span></text:p>
      <text:p text:style-name="P3"><text:span text:style-name="Source_20_Text"><text:span text:style-name="T1"><text:s text:c="4"/>flex-direction: column;</text:span></text:span></text:p>
      <text:p text:style-name="P3"><text:span text:style-name="Source_20_Text"><text:span text:style-name="T1"><text:s text:c="4"/>justify-content: center;</text:span></text:span></text:p>
      <text:p text:style-name="P3"><text:span text:style-name="Source_20_Text"><text:span text:style-name="T1"><text:s text:c="4"/>align-items: center;</text:span></text:span></text:p>
      <text:p text:style-name="P3"><text:span text:style-name="Source_20_Text"><text:span text:style-name="T1"><text:s text:c="4"/>background-color: rgb(130, 241, 147);</text:span></text:span></text:p>
      <text:p text:style-name="P3"><text:span text:style-name="Source_20_Text"><text:span text:style-name="T1"><text:s text:c="4"/>border-style: dotted;</text:span></text:span></text:p>
      <text:p text:style-name="P3"><text:span text:style-name="Source_20_Text"><text:span text:style-name="T1"><text:s text:c="4"/>border-color: rgb(90, 193, 106);</text:span></text:span></text:p>
      <text:p text:style-name="P3"><text:span text:style-name="Source_20_Text"><text:span text:style-name="T1"><text:s text:c="4"/>width: max-content;</text:span></text:span></text:p>
      <text:p text:style-name="P2"><text:span text:style-name="Source_20_Text"><text:span text:style-name="T1">}</text:span></text:span></text:p>
      <text:p text:style-name="P9"><text:span text:style-name="T1">With these CSS rules, the </text:span><text:span text:style-name="Source_20_Text"><text:span text:style-name="T1">#clockCont</text:span></text:span><text:span text:style-name="T1"> element will be centered both horizontally and vertically on the page, regardless of its content size. The </text:span><text:span text:style-name="Source_20_Text"><text:span text:style-name="T1">transform: translate(-50%, -50%);</text:span></text:span><text:span text:style-name="T1"> rule is particularly effective for centering elements precisely in CSS. Adjust the other properties (</text:span><text:span text:style-name="Source_20_Text"><text:span text:style-name="T1">top</text:span></text:span><text:span text:style-name="T1">, </text:span><text:span text:style-name="Source_20_Text"><text:span text:style-name="T1">left</text:span></text:span><text:span text:style-name="T1">, </text:span><text:span text:style-name="Source_20_Text"><text:span text:style-name="T1">right</text:span></text:span><text:span text:style-name="T1">, </text:span><text:span text:style-name="Source_20_Text"><text:span text:style-name="T1">bottom</text:span></text:span><text:span text:style-name="T1">) as needed to fine-tune the positioning according to your layout.</text:span></text:p>
      <text:p text:style-name="P12"/>
      <text:p text:style-name="P12">You</text:p>
      <text:p text:style-name="P12">how to make it so the image changes when the time is 20:00 and 10:00</text:p>
      <text:p text:style-name="P12"/>
      <text:p text:style-name="P10">ChatGPT</text:p>
      <text:p text:style-name="P11">To change the image based on the time being 20:00 and 10:00, you can use JavaScript to check the current time and then update the image accordingly. Here's a basic example of how you can achieve this:</text:p>
      <text:p text:style-name="P11">HTML:</text:p>
      <text:p text:style-name="P1">htmlCopy code</text:p>
      <text:p text:style-name="P3"><text:span text:style-name="Source_20_Text"><text:span text:style-name="T1">&lt;div id="clockCont"&gt;</text:span></text:span></text:p>
      <text:p text:style-name="P3"><text:span text:style-name="Source_20_Text"><text:span text:style-name="T1"><text:s text:c="4"/>&lt;img id="image" src="default_image.jpg" alt="Image"&gt;</text:span></text:span></text:p>
      <text:p text:style-name="P3"><text:span text:style-name="Source_20_Text"><text:span text:style-name="T1"><text:s text:c="4"/>&lt;div id="clock"&gt;Clock&lt;/div&gt;</text:span></text:span></text:p>
      <text:p text:style-name="P3"><text:span text:style-name="Source_20_Text"><text:span text:style-name="T1"><text:s text:c="4"/>&lt;div id="dateElement"&gt;Date&lt;/div&gt;</text:span></text:span></text:p>
      <text:p text:style-name="P2"><text:span text:style-name="Source_20_Text"><text:span text:style-name="T1">&lt;/div&gt;</text:span></text:span></text:p>
      <text:p text:style-name="P11">JavaScript:</text:p>
      <text:p text:style-name="P1">javascriptCopy code</text:p>
      <text:p text:style-name="P3"><text:span text:style-name="Source_20_Text"><text:span text:style-name="T1">window.addEventListener("load", function() {</text:span></text:span></text:p>
      <text:p text:style-name="P3"><text:soft-page-break/><text:span text:style-name="Source_20_Text"><text:span text:style-name="T1"><text:s text:c="4"/>setInterval(updateTime, 1000); // Update time every second</text:span></text:span></text:p>
      <text:p text:style-name="P3"><text:span text:style-name="Source_20_Text"><text:span text:style-name="T1"><text:s text:c="4"/>checkTime(); // Initial check when page loads</text:span></text:span></text:p>
      <text:p text:style-name="P3"><text:span text:style-name="Source_20_Text"><text:span text:style-name="T1">});</text:span></text:span></text:p>
      <text:p text:style-name="P3"/>
      <text:p text:style-name="P3"><text:span text:style-name="Source_20_Text"><text:span text:style-name="T1">function updateTime() {</text:span></text:span></text:p>
      <text:p text:style-name="P3"><text:span text:style-name="Source_20_Text"><text:span text:style-name="T1"><text:s text:c="4"/>var now = new Date();</text:span></text:span></text:p>
      <text:p text:style-name="P3"><text:span text:style-name="Source_20_Text"><text:span text:style-name="T1"><text:s text:c="4"/>var hours = now.getHours();</text:span></text:span></text:p>
      <text:p text:style-name="P3"><text:span text:style-name="Source_20_Text"><text:span text:style-name="T1"><text:s text:c="4"/>var minutes = now.getMinutes();</text:span></text:span></text:p>
      <text:p text:style-name="P3"><text:span text:style-name="Source_20_Text"><text:span text:style-name="T1"><text:s text:c="4"/></text:span></text:span></text:p>
      <text:p text:style-name="P3"><text:span text:style-name="Source_20_Text"><text:span text:style-name="T1"><text:s text:c="4"/>// Update clock display</text:span></text:span></text:p>
      <text:p text:style-name="P3"><text:span text:style-name="Source_20_Text"><text:span text:style-name="T1"><text:s text:c="4"/>document.getElementById("clock").textContent = hours + ":" + (minutes &lt; 10 ? "0" : "") + minutes;</text:span></text:span></text:p>
      <text:p text:style-name="P3"><text:span text:style-name="Source_20_Text"><text:span text:style-name="T1"><text:s text:c="4"/></text:span></text:span></text:p>
      <text:p text:style-name="P3"><text:span text:style-name="Source_20_Text"><text:span text:style-name="T1"><text:s text:c="4"/>// Check if the time is 20:00 or 10:00 and change image accordingly</text:span></text:span></text:p>
      <text:p text:style-name="P3"><text:span text:style-name="Source_20_Text"><text:span text:style-name="T1"><text:s text:c="4"/>if ((hours === 20 &amp;&amp; minutes === 0) || (hours === 10 &amp;&amp; minutes === 0)) {</text:span></text:span></text:p>
      <text:p text:style-name="P3"><text:span text:style-name="Source_20_Text"><text:span text:style-name="T1"><text:s text:c="8"/>document.getElementById("image").src = "new_image.jpg"; // Change image source</text:span></text:span></text:p>
      <text:p text:style-name="P3"><text:span text:style-name="Source_20_Text"><text:span text:style-name="T1"><text:s text:c="4"/>}</text:span></text:span></text:p>
      <text:p text:style-name="P3"><text:span text:style-name="Source_20_Text"><text:span text:style-name="T1">}</text:span></text:span></text:p>
      <text:p text:style-name="P3"/>
      <text:p text:style-name="P3"><text:span text:style-name="Source_20_Text"><text:span text:style-name="T1">function checkTime() {</text:span></text:span></text:p>
      <text:p text:style-name="P3"><text:span text:style-name="Source_20_Text"><text:span text:style-name="T1"><text:s text:c="4"/>// Check time when page loads</text:span></text:span></text:p>
      <text:p text:style-name="P3"><text:span text:style-name="Source_20_Text"><text:span text:style-name="T1"><text:s text:c="4"/>updateTime();</text:span></text:span></text:p>
      <text:p text:style-name="P2"><text:span text:style-name="Source_20_Text"><text:span text:style-name="T1">}</text:span></text:span></text:p>
      <text:p text:style-name="P11">In this example:</text:p>
      <text:list xml:id="list5704652" text:style-name="L3">
        <text:list-item>
          <text:p text:style-name="P18"><text:span text:style-name="T1">We have an HTML structure containing an image (</text:span><text:span text:style-name="Source_20_Text"><text:span text:style-name="T1">&lt;img&gt;</text:span></text:span><text:span text:style-name="T1">), a clock (</text:span><text:span text:style-name="Source_20_Text"><text:span text:style-name="T1">&lt;div id="clock"&gt;</text:span></text:span><text:span text:style-name="T1">), and a date display (</text:span><text:span text:style-name="Source_20_Text"><text:span text:style-name="T1">&lt;div id="dateElement"&gt;</text:span></text:span><text:span text:style-name="T1">).</text:span></text:p>
        </text:list-item>
        <text:list-item>
          <text:p text:style-name="P18"><text:span text:style-name="T1">We use JavaScript to update the time displayed by the clock every second using </text:span><text:span text:style-name="Source_20_Text"><text:span text:style-name="T1">setInterval()</text:span></text:span><text:span text:style-name="T1"> and the </text:span><text:span text:style-name="Source_20_Text"><text:span text:style-name="T1">updateTime()</text:span></text:span><text:span text:style-name="T1"> function.</text:span></text:p>
        </text:list-item>
        <text:list-item>
          <text:p text:style-name="P18"><text:span text:style-name="T1">The </text:span><text:span text:style-name="Source_20_Text"><text:span text:style-name="T1">updateTime()</text:span></text:span><text:span text:style-name="T1"> function retrieves the current hour and minute using </text:span><text:span text:style-name="Source_20_Text"><text:span text:style-name="T1">Date()</text:span></text:span><text:span text:style-name="T1"> object. It updates the clock display and checks if the time is either 20:00 or 10:00. If it matches either of these times, it changes the image source to </text:span><text:span text:style-name="Source_20_Text"><text:span text:style-name="T1">"new_image.jpg"</text:span></text:span><text:span text:style-name="T1">.</text:span></text:p>
        </text:list-item>
        <text:list-item>
          <text:p text:style-name="P19"><text:span text:style-name="T1">The </text:span><text:span text:style-name="Source_20_Text"><text:span text:style-name="T1">checkTime()</text:span></text:span><text:span text:style-name="T1"> function is called when the page loads to perform an initial check on the time.</text:span></text:p>
        </text:list-item>
      </text:list>
      <text:p text:style-name="P9"><text:span text:style-name="T1">You'll need to replace </text:span><text:span text:style-name="Source_20_Text"><text:span text:style-name="T1">"default_image.jpg"</text:span></text:span><text:span text:style-name="T1"> and </text:span><text:span text:style-name="Source_20_Text"><text:span text:style-name="T1">"new_image.jpg"</text:span></text:span><text:span text:style-name="T1"> with the actual paths to your default and new images, respectively. Additionally, ensure that the paths are correct and that the images are accessible from the location of your HTML file.</text:span></text:p>
      <text:p text:style-name="P12"/>
      <text:p text:style-name="P12">You</text:p>
      <text:p text:style-name="P12">but how can i do it so the image is in another class</text:p>
      <text:p text:style-name="P12"/>
      <text:p text:style-name="P10">ChatGPT</text:p>
      <text:p text:style-name="P11"><text:soft-page-break/>If you want the image to be in another class, you can modify the HTML structure to include a container for the image and give it a specific class. Then, you can access this container by its class name in JavaScript and update the image accordingly. Here's how you can do it:</text:p>
      <text:p text:style-name="P11">HTML:</text:p>
      <text:p text:style-name="P1">htmlCopy code</text:p>
      <text:p text:style-name="P3"><text:span text:style-name="Source_20_Text"><text:span text:style-name="T1">&lt;div id="clockCont"&gt;</text:span></text:span></text:p>
      <text:p text:style-name="P3"><text:span text:style-name="Source_20_Text"><text:span text:style-name="T1"><text:s text:c="4"/>&lt;div class="image-container"&gt;</text:span></text:span></text:p>
      <text:p text:style-name="P3"><text:span text:style-name="Source_20_Text"><text:span text:style-name="T1"><text:s text:c="8"/>&lt;img id="image" src="default_image.jpg" alt="Image"&gt;</text:span></text:span></text:p>
      <text:p text:style-name="P3"><text:span text:style-name="Source_20_Text"><text:span text:style-name="T1"><text:s text:c="4"/>&lt;/div&gt;</text:span></text:span></text:p>
      <text:p text:style-name="P3"><text:span text:style-name="Source_20_Text"><text:span text:style-name="T1"><text:s text:c="4"/>&lt;div id="clock"&gt;Clock&lt;/div&gt;</text:span></text:span></text:p>
      <text:p text:style-name="P3"><text:span text:style-name="Source_20_Text"><text:span text:style-name="T1"><text:s text:c="4"/>&lt;div id="dateElement"&gt;Date&lt;/div&gt;</text:span></text:span></text:p>
      <text:p text:style-name="P2"><text:span text:style-name="Source_20_Text"><text:span text:style-name="T1">&lt;/div&gt;</text:span></text:span></text:p>
      <text:p text:style-name="P11">JavaScript:</text:p>
      <text:p text:style-name="P1">javascriptCopy code</text:p>
      <text:p text:style-name="P3"><text:span text:style-name="Source_20_Text"><text:span text:style-name="T1">window.addEventListener("load", function() {</text:span></text:span></text:p>
      <text:p text:style-name="P3"><text:span text:style-name="Source_20_Text"><text:span text:style-name="T1"><text:s text:c="4"/>setInterval(updateTime, 1000); // Update time every second</text:span></text:span></text:p>
      <text:p text:style-name="P3"><text:span text:style-name="Source_20_Text"><text:span text:style-name="T1"><text:s text:c="4"/>checkTime(); // Initial check when page loads</text:span></text:span></text:p>
      <text:p text:style-name="P3"><text:span text:style-name="Source_20_Text"><text:span text:style-name="T1">});</text:span></text:span></text:p>
      <text:p text:style-name="P3"/>
      <text:p text:style-name="P3"><text:span text:style-name="Source_20_Text"><text:span text:style-name="T1">function updateTime() {</text:span></text:span></text:p>
      <text:p text:style-name="P3"><text:span text:style-name="Source_20_Text"><text:span text:style-name="T1"><text:s text:c="4"/>var now = new Date();</text:span></text:span></text:p>
      <text:p text:style-name="P3"><text:span text:style-name="Source_20_Text"><text:span text:style-name="T1"><text:s text:c="4"/>var hours = now.getHours();</text:span></text:span></text:p>
      <text:p text:style-name="P3"><text:span text:style-name="Source_20_Text"><text:span text:style-name="T1"><text:s text:c="4"/>var minutes = now.getMinutes();</text:span></text:span></text:p>
      <text:p text:style-name="P3"><text:span text:style-name="Source_20_Text"><text:span text:style-name="T1"><text:s text:c="4"/></text:span></text:span></text:p>
      <text:p text:style-name="P3"><text:span text:style-name="Source_20_Text"><text:span text:style-name="T1"><text:s text:c="4"/>// Update clock display</text:span></text:span></text:p>
      <text:p text:style-name="P3"><text:span text:style-name="Source_20_Text"><text:span text:style-name="T1"><text:s text:c="4"/>document.getElementById("clock").textContent = hours + ":" + (minutes &lt; 10 ? "0" : "") + minutes;</text:span></text:span></text:p>
      <text:p text:style-name="P3"><text:span text:style-name="Source_20_Text"><text:span text:style-name="T1"><text:s text:c="4"/></text:span></text:span></text:p>
      <text:p text:style-name="P3"><text:span text:style-name="Source_20_Text"><text:span text:style-name="T1"><text:s text:c="4"/>// Check if the time is 20:00 or 10:00 and change image accordingly</text:span></text:span></text:p>
      <text:p text:style-name="P3"><text:span text:style-name="Source_20_Text"><text:span text:style-name="T1"><text:s text:c="4"/>if ((hours === 20 &amp;&amp; minutes === 0) || (hours === 10 &amp;&amp; minutes === 0)) {</text:span></text:span></text:p>
      <text:p text:style-name="P3"><text:span text:style-name="Source_20_Text"><text:span text:style-name="T1"><text:s text:c="8"/>document.querySelector(".image-container img").src = "new_image.jpg"; // Change image source</text:span></text:span></text:p>
      <text:p text:style-name="P3"><text:span text:style-name="Source_20_Text"><text:span text:style-name="T1"><text:s text:c="4"/>}</text:span></text:span></text:p>
      <text:p text:style-name="P3"><text:span text:style-name="Source_20_Text"><text:span text:style-name="T1">}</text:span></text:span></text:p>
      <text:p text:style-name="P3"/>
      <text:p text:style-name="P3"><text:span text:style-name="Source_20_Text"><text:span text:style-name="T1">function checkTime() {</text:span></text:span></text:p>
      <text:p text:style-name="P3"><text:span text:style-name="Source_20_Text"><text:span text:style-name="T1"><text:s text:c="4"/>// Check time when page loads</text:span></text:span></text:p>
      <text:p text:style-name="P3"><text:span text:style-name="Source_20_Text"><text:span text:style-name="T1"><text:s text:c="4"/>updateTime();</text:span></text:span></text:p>
      <text:p text:style-name="P2"><text:span text:style-name="Source_20_Text"><text:span text:style-name="T1">}</text:span></text:span></text:p>
      <text:p text:style-name="P11">In this updated code:</text:p>
      <text:list xml:id="list596524525" text:style-name="L4">
        <text:list-item>
          <text:p text:style-name="P20"><text:span text:style-name="T1">The image (</text:span><text:span text:style-name="Source_20_Text"><text:span text:style-name="T1">&lt;img&gt;</text:span></text:span><text:span text:style-name="T1">) is wrapped inside a </text:span><text:span text:style-name="Source_20_Text"><text:span text:style-name="T1">&lt;div&gt;</text:span></text:span><text:span text:style-name="T1"> container with the class </text:span><text:span text:style-name="Source_20_Text"><text:span text:style-name="T1">"image-container"</text:span></text:span><text:span text:style-name="T1">.</text:span></text:p>
        </text:list-item>
        <text:list-item>
          <text:p text:style-name="P20"><text:soft-page-break/><text:span text:style-name="T1">We use </text:span><text:span text:style-name="Source_20_Text"><text:span text:style-name="T1">document.querySelector(".image-container img")</text:span></text:span><text:span text:style-name="T1"> to select the image within the container with the class </text:span><text:span text:style-name="Source_20_Text"><text:span text:style-name="T1">"image-container"</text:span></text:span><text:span text:style-name="T1">.</text:span></text:p>
        </text:list-item>
        <text:list-item>
          <text:p text:style-name="P13">The rest of the code remains the same as before, with the functionality to update the time and change the image when it's 20:00 or 10:00.</text:p>
        </text:list-item>
      </text:list>
      <text:p text:style-name="P11">This way, you can separate the image into its own container with a specific class and access it using JavaScript.</text:p>
      <text:p text:style-name="P12"/>
      <text:p text:style-name="P12">You</text:p>
      <text:p text:style-name="P12">my html looks like this how can i do the javascript so it works with this html &lt;body&gt; &lt;div id="clockCont"&gt; &lt;div id="clock"&gt; &lt;div id="hoursel"&gt;&lt;/div&gt; &lt;div id="minutesel"&gt;&lt;/div&gt; &lt;div id="secondsel"&gt;&lt;/div&gt; &lt;/div&gt; &lt;div id="dateElement"&gt; &lt;div id="dayElement"&gt;Päev&lt;/div&gt; &lt;div id="monthElement"&gt;Kuu&lt;/div&gt; &lt;div id="yearElement"&gt;Aasta&lt;/div&gt; &lt;/div&gt; &lt;div id="day"&gt;tänane päev:&lt;/div&gt; &lt;/div&gt; &lt;div id="name"&gt; &lt;p&gt;Autor: Emma Mae Roodla&lt;/p&gt; &lt;a href="https://github.com/kodukass/kodutoo-1"&gt;Githubi repositoorium&lt;/a&gt; &lt;/div&gt; &lt;div id="pics" class="pics"&gt; &lt;img src="catday.png" alt="catday"&gt; &lt;/div&gt; &lt;/body&gt;</text:p>
      <text:p text:style-name="P12"/>
      <text:p text:style-name="P10">ChatGPT</text:p>
      <text:p text:style-name="P9"><text:span text:style-name="T1">To make the JavaScript work with the provided HTML structure, you need to target the image within the </text:span><text:span text:style-name="Source_20_Text"><text:span text:style-name="T1">#pics</text:span></text:span><text:span text:style-name="T1"> container. You can achieve this by selecting the </text:span><text:span text:style-name="Source_20_Text"><text:span text:style-name="T1">#pics</text:span></text:span><text:span text:style-name="T1"> container by its ID and then accessing the image within it. Here's how you can modify the JavaScript:</text:span></text:p>
      <text:p text:style-name="P1">javascriptCopy code</text:p>
      <text:p text:style-name="P3"><text:span text:style-name="Source_20_Text"><text:span text:style-name="T1">window.addEventListener("load", function() {</text:span></text:span></text:p>
      <text:p text:style-name="P3"><text:span text:style-name="Source_20_Text"><text:span text:style-name="T1"><text:s text:c="4"/>setInterval(updateTime, 1000); // Update time every second</text:span></text:span></text:p>
      <text:p text:style-name="P3"><text:span text:style-name="Source_20_Text"><text:span text:style-name="T1"><text:s text:c="4"/>checkTime(); // Initial check when page loads</text:span></text:span></text:p>
      <text:p text:style-name="P3"><text:span text:style-name="Source_20_Text"><text:span text:style-name="T1">});</text:span></text:span></text:p>
      <text:p text:style-name="P3"/>
      <text:p text:style-name="P3"><text:span text:style-name="Source_20_Text"><text:span text:style-name="T1">function updateTime() {</text:span></text:span></text:p>
      <text:p text:style-name="P3"><text:span text:style-name="Source_20_Text"><text:span text:style-name="T1"><text:s text:c="4"/>var now = new Date();</text:span></text:span></text:p>
      <text:p text:style-name="P3"><text:span text:style-name="Source_20_Text"><text:span text:style-name="T1"><text:s text:c="4"/>var hours = now.getHours();</text:span></text:span></text:p>
      <text:p text:style-name="P3"><text:span text:style-name="Source_20_Text"><text:span text:style-name="T1"><text:s text:c="4"/>var minutes = now.getMinutes();</text:span></text:span></text:p>
      <text:p text:style-name="P3"><text:span text:style-name="Source_20_Text"><text:span text:style-name="T1"><text:s text:c="4"/></text:span></text:span></text:p>
      <text:p text:style-name="P3"><text:span text:style-name="Source_20_Text"><text:span text:style-name="T1"><text:s text:c="4"/>// Update clock display</text:span></text:span></text:p>
      <text:p text:style-name="P3"><text:span text:style-name="Source_20_Text"><text:span text:style-name="T1"><text:s text:c="4"/>document.getElementById("hoursel").textContent = hours;</text:span></text:span></text:p>
      <text:p text:style-name="P3"><text:span text:style-name="Source_20_Text"><text:span text:style-name="T1"><text:s text:c="4"/>document.getElementById("minutesel").textContent = (minutes &lt; 10 ? "0" : "") + minutes;</text:span></text:span></text:p>
      <text:p text:style-name="P3"><text:span text:style-name="Source_20_Text"><text:span text:style-name="T1"><text:s text:c="4"/>document.getElementById("secondsel").textContent = now.getSeconds();</text:span></text:span></text:p>
      <text:p text:style-name="P3"/>
      <text:p text:style-name="P3"><text:span text:style-name="Source_20_Text"><text:span text:style-name="T1"><text:s text:c="4"/>// Check if the time is 20:00 or 10:00 and change image accordingly</text:span></text:span></text:p>
      <text:p text:style-name="P3"><text:span text:style-name="Source_20_Text"><text:span text:style-name="T1"><text:s text:c="4"/>if ((hours === 20 &amp;&amp; minutes === 0) || (hours === 10 &amp;&amp; minutes === 0)) {</text:span></text:span></text:p>
      <text:p text:style-name="P3"><text:span text:style-name="Source_20_Text"><text:span text:style-name="T1"><text:s text:c="8"/>document.querySelector("#pics img").src = "new_image.jpg"; // Change image source</text:span></text:span></text:p>
      <text:p text:style-name="P3"><text:span text:style-name="Source_20_Text"><text:span text:style-name="T1"><text:s text:c="4"/>}</text:span></text:span></text:p>
      <text:p text:style-name="P3"><text:soft-page-break/><text:span text:style-name="Source_20_Text"><text:span text:style-name="T1">}</text:span></text:span></text:p>
      <text:p text:style-name="P3"/>
      <text:p text:style-name="P3"><text:span text:style-name="Source_20_Text"><text:span text:style-name="T1">function checkTime() {</text:span></text:span></text:p>
      <text:p text:style-name="P3"><text:span text:style-name="Source_20_Text"><text:span text:style-name="T1"><text:s text:c="4"/>// Check time when page loads</text:span></text:span></text:p>
      <text:p text:style-name="P3"><text:span text:style-name="Source_20_Text"><text:span text:style-name="T1"><text:s text:c="4"/>updateTime();</text:span></text:span></text:p>
      <text:p text:style-name="P2"><text:span text:style-name="Source_20_Text"><text:span text:style-name="T1">}</text:span></text:span></text:p>
      <text:p text:style-name="P11">In this modified JavaScript:</text:p>
      <text:list xml:id="list1895995882" text:style-name="L5">
        <text:list-item>
          <text:p text:style-name="P21"><text:span text:style-name="T1">We use </text:span><text:span text:style-name="Source_20_Text"><text:span text:style-name="T1">document.querySelector("#pics img")</text:span></text:span><text:span text:style-name="T1"> to select the image within the </text:span><text:span text:style-name="Source_20_Text"><text:span text:style-name="T1">#pics</text:span></text:span><text:span text:style-name="T1"> container.</text:span></text:p>
        </text:list-item>
        <text:list-item>
          <text:p text:style-name="P14">The rest of the code remains the same, with the functionality to update the time and change the image when it's 20:00 or 10:00.</text:p>
        </text:list-item>
      </text:list>
      <text:p text:style-name="P9"><text:span text:style-name="T1">Ensure that you replace </text:span><text:span text:style-name="Source_20_Text"><text:span text:style-name="T1">"new_image.jpg"</text:span></text:span><text:span text:style-name="T1"> with the correct path to your new image. This script will update the image when the time is 20:00 or 10:00 while keeping the rest of the content and structure intact.</text:span></text:p>
      <text:p text:style-name="P12"/>
      <text:p text:style-name="P12">You</text:p>
      <text:p text:style-name="P12">can i make it so the picture is different between 10:00 and 20:00</text:p>
      <text:p text:style-name="P12"/>
      <text:p text:style-name="P10">ChatGPT</text:p>
      <text:p text:style-name="P11">Yes, you can make the picture different between 10:00 and 20:00 by changing the image source based on the current time. Here's how you can modify the JavaScript to achieve that:</text:p>
      <text:p text:style-name="P1">javascriptCopy code</text:p>
      <text:p text:style-name="P3"><text:span text:style-name="Source_20_Text"><text:span text:style-name="T1">window.addEventListener("load", function() {</text:span></text:span></text:p>
      <text:p text:style-name="P3"><text:span text:style-name="Source_20_Text"><text:span text:style-name="T1"><text:s text:c="4"/>setInterval(updateTime, 1000); // Update time every second</text:span></text:span></text:p>
      <text:p text:style-name="P3"><text:span text:style-name="Source_20_Text"><text:span text:style-name="T1"><text:s text:c="4"/>checkTime(); // Initial check when page loads</text:span></text:span></text:p>
      <text:p text:style-name="P3"><text:span text:style-name="Source_20_Text"><text:span text:style-name="T1">});</text:span></text:span></text:p>
      <text:p text:style-name="P3"/>
      <text:p text:style-name="P3"><text:span text:style-name="Source_20_Text"><text:span text:style-name="T1">function updateTime() {</text:span></text:span></text:p>
      <text:p text:style-name="P3"><text:span text:style-name="Source_20_Text"><text:span text:style-name="T1"><text:s text:c="4"/>var now = new Date();</text:span></text:span></text:p>
      <text:p text:style-name="P3"><text:span text:style-name="Source_20_Text"><text:span text:style-name="T1"><text:s text:c="4"/>var hours = now.getHours();</text:span></text:span></text:p>
      <text:p text:style-name="P3"><text:span text:style-name="Source_20_Text"><text:span text:style-name="T1"><text:s text:c="4"/>var minutes = now.getMinutes();</text:span></text:span></text:p>
      <text:p text:style-name="P3"><text:span text:style-name="Source_20_Text"><text:span text:style-name="T1"><text:s text:c="4"/></text:span></text:span></text:p>
      <text:p text:style-name="P3"><text:span text:style-name="Source_20_Text"><text:span text:style-name="T1"><text:s text:c="4"/>// Update clock display</text:span></text:span></text:p>
      <text:p text:style-name="P3"><text:span text:style-name="Source_20_Text"><text:span text:style-name="T1"><text:s text:c="4"/>document.getElementById("hoursel").textContent = hours;</text:span></text:span></text:p>
      <text:p text:style-name="P3"><text:span text:style-name="Source_20_Text"><text:span text:style-name="T1"><text:s text:c="4"/>document.getElementById("minutesel").textContent = (minutes &lt; 10 ? "0" : "") + minutes;</text:span></text:span></text:p>
      <text:p text:style-name="P3"><text:span text:style-name="Source_20_Text"><text:span text:style-name="T1"><text:s text:c="4"/>document.getElementById("secondsel").textContent = now.getSeconds();</text:span></text:span></text:p>
      <text:p text:style-name="P3"/>
      <text:p text:style-name="P3"><text:span text:style-name="Source_20_Text"><text:span text:style-name="T1"><text:s text:c="4"/>// Check if the time is 20:00 or 10:00 and change image accordingly</text:span></text:span></text:p>
      <text:p text:style-name="P3"><text:span text:style-name="Source_20_Text"><text:span text:style-name="T1"><text:s text:c="4"/>var imageSrc = "default_image.jpg"; // Default image source</text:span></text:span></text:p>
      <text:p text:style-name="P3"><text:span text:style-name="Source_20_Text"><text:span text:style-name="T1"><text:s text:c="4"/>if (hours === 20 &amp;&amp; minutes === 0) {</text:span></text:span></text:p>
      <text:p text:style-name="P3"><text:span text:style-name="Source_20_Text"><text:span text:style-name="T1"><text:s text:c="8"/>imageSrc = "image_at_20.jpg"; // Image for 20:00</text:span></text:span></text:p>
      <text:p text:style-name="P3"><text:soft-page-break/><text:span text:style-name="Source_20_Text"><text:span text:style-name="T1"><text:s text:c="4"/>} else if (hours === 10 &amp;&amp; minutes === 0) {</text:span></text:span></text:p>
      <text:p text:style-name="P3"><text:span text:style-name="Source_20_Text"><text:span text:style-name="T1"><text:s text:c="8"/>imageSrc = "image_at_10.jpg"; // Image for 10:00</text:span></text:span></text:p>
      <text:p text:style-name="P3"><text:span text:style-name="Source_20_Text"><text:span text:style-name="T1"><text:s text:c="4"/>}</text:span></text:span></text:p>
      <text:p text:style-name="P3"><text:span text:style-name="Source_20_Text"><text:span text:style-name="T1"><text:s text:c="4"/>document.querySelector("#pics img").src = imageSrc; // Change image source</text:span></text:span></text:p>
      <text:p text:style-name="P3"><text:span text:style-name="Source_20_Text"><text:span text:style-name="T1">}</text:span></text:span></text:p>
      <text:p text:style-name="P3"/>
      <text:p text:style-name="P3"><text:span text:style-name="Source_20_Text"><text:span text:style-name="T1">function checkTime() {</text:span></text:span></text:p>
      <text:p text:style-name="P3"><text:span text:style-name="Source_20_Text"><text:span text:style-name="T1"><text:s text:c="4"/>// Check time when page loads</text:span></text:span></text:p>
      <text:p text:style-name="P3"><text:span text:style-name="Source_20_Text"><text:span text:style-name="T1"><text:s text:c="4"/>updateTime();</text:span></text:span></text:p>
      <text:p text:style-name="P2"><text:span text:style-name="Source_20_Text"><text:span text:style-name="T1">}</text:span></text:span></text:p>
      <text:p text:style-name="P11">In this updated code:</text:p>
      <text:list xml:id="list3707850938" text:style-name="L6">
        <text:list-item>
          <text:p text:style-name="P22"><text:span text:style-name="T1">We use </text:span><text:span text:style-name="Source_20_Text"><text:span text:style-name="T1">var imageSrc = "default_image.jpg";</text:span></text:span><text:span text:style-name="T1"> to set a default image source.</text:span></text:p>
        </text:list-item>
        <text:list-item>
          <text:p text:style-name="P22"><text:span text:style-name="T1">Inside the </text:span><text:span text:style-name="Source_20_Text"><text:span text:style-name="T1">updateTime()</text:span></text:span><text:span text:style-name="T1"> function, we check if the current time is 20:00 or 10:00. If it is, we set the </text:span><text:span text:style-name="Source_20_Text"><text:span text:style-name="T1">imageSrc</text:span></text:span><text:span text:style-name="T1"> variable to the corresponding image for that time.</text:span></text:p>
        </text:list-item>
        <text:list-item>
          <text:p text:style-name="P23"><text:span text:style-name="T1">We then update the image source using </text:span><text:span text:style-name="Source_20_Text"><text:span text:style-name="T1">document.querySelector("#pics img").src = imageSrc;</text:span></text:span><text:span text:style-name="T1">.</text:span></text:p>
        </text:list-item>
      </text:list>
      <text:p text:style-name="P9"><text:span text:style-name="T1">Make sure to replace </text:span><text:span text:style-name="Source_20_Text"><text:span text:style-name="T1">"default_image.jpg"</text:span></text:span><text:span text:style-name="T1">, </text:span><text:span text:style-name="Source_20_Text"><text:span text:style-name="T1">"image_at_20.jpg"</text:span></text:span><text:span text:style-name="T1">, and </text:span><text:span text:style-name="Source_20_Text"><text:span text:style-name="T1">"image_at_10.jpg"</text:span></text:span><text:span text:style-name="T1"> with the actual paths to your images. This script will dynamically change the image based on the current time.</text:span></text:p>
      <text:p text:style-name="P12"/>
      <text:p text:style-name="P12">You</text:p>
      <text:p text:style-name="P12">no i mean that if its 22:00 (between 20:00 and 10:00) it shows a different picture than at 18:00 (not between those times)</text:p>
      <text:p text:style-name="P12"/>
      <text:p text:style-name="P10">ChatGPT</text:p>
      <text:p text:style-name="P11">To change the image depending on whether the current time falls within the range of 20:00 to 10:00 or outside of that range, you can modify the JavaScript accordingly. Here's how you can achieve this:</text:p>
      <text:p text:style-name="P1">javascriptCopy code</text:p>
      <text:p text:style-name="P3"><text:span text:style-name="Source_20_Text"><text:span text:style-name="T1">window.addEventListener("load", function() {</text:span></text:span></text:p>
      <text:p text:style-name="P3"><text:span text:style-name="Source_20_Text"><text:span text:style-name="T1"><text:s text:c="4"/>setInterval(updateTime, 1000); // Update time every second</text:span></text:span></text:p>
      <text:p text:style-name="P3"><text:span text:style-name="Source_20_Text"><text:span text:style-name="T1"><text:s text:c="4"/>checkTime(); // Initial check when page loads</text:span></text:span></text:p>
      <text:p text:style-name="P3"><text:span text:style-name="Source_20_Text"><text:span text:style-name="T1">});</text:span></text:span></text:p>
      <text:p text:style-name="P3"/>
      <text:p text:style-name="P3"><text:span text:style-name="Source_20_Text"><text:span text:style-name="T1">function updateTime() {</text:span></text:span></text:p>
      <text:p text:style-name="P3"><text:span text:style-name="Source_20_Text"><text:span text:style-name="T1"><text:s text:c="4"/>var now = new Date();</text:span></text:span></text:p>
      <text:p text:style-name="P3"><text:span text:style-name="Source_20_Text"><text:span text:style-name="T1"><text:s text:c="4"/>var hours = now.getHours();</text:span></text:span></text:p>
      <text:p text:style-name="P3"><text:span text:style-name="Source_20_Text"><text:span text:style-name="T1"><text:s text:c="4"/>var minutes = now.getMinutes();</text:span></text:span></text:p>
      <text:p text:style-name="P3"><text:span text:style-name="Source_20_Text"><text:span text:style-name="T1"><text:s text:c="4"/></text:span></text:span></text:p>
      <text:p text:style-name="P3"><text:span text:style-name="Source_20_Text"><text:span text:style-name="T1"><text:s text:c="4"/>// Update clock display</text:span></text:span></text:p>
      <text:p text:style-name="P3"><text:span text:style-name="Source_20_Text"><text:span text:style-name="T1"><text:s text:c="4"/>document.getElementById("hoursel").textContent = hours;</text:span></text:span></text:p>
      <text:p text:style-name="P3"><text:soft-page-break/><text:span text:style-name="Source_20_Text"><text:span text:style-name="T1"><text:s text:c="4"/>document.getElementById("minutesel").textContent = (minutes &lt; 10 ? "0" : "") + minutes;</text:span></text:span></text:p>
      <text:p text:style-name="P3"><text:span text:style-name="Source_20_Text"><text:span text:style-name="T1"><text:s text:c="4"/>document.getElementById("secondsel").textContent = now.getSeconds();</text:span></text:span></text:p>
      <text:p text:style-name="P3"/>
      <text:p text:style-name="P3"><text:span text:style-name="Source_20_Text"><text:span text:style-name="T1"><text:s text:c="4"/>// Check if the time is within the range of 20:00 to 10:00 and change image accordingly</text:span></text:span></text:p>
      <text:p text:style-name="P3"><text:span text:style-name="Source_20_Text"><text:span text:style-name="T1"><text:s text:c="4"/>if (hours &gt;= 20 || hours &lt; 10) {</text:span></text:span></text:p>
      <text:p text:style-name="P3"><text:span text:style-name="Source_20_Text"><text:span text:style-name="T1"><text:s text:c="8"/>document.querySelector("#pics img").src = "night_image.jpg"; // Change image source for night</text:span></text:span></text:p>
      <text:p text:style-name="P3"><text:span text:style-name="Source_20_Text"><text:span text:style-name="T1"><text:s text:c="4"/>} else {</text:span></text:span></text:p>
      <text:p text:style-name="P3"><text:span text:style-name="Source_20_Text"><text:span text:style-name="T1"><text:s text:c="8"/>document.querySelector("#pics img").src = "day_image.jpg"; // Change image source for day</text:span></text:span></text:p>
      <text:p text:style-name="P3"><text:span text:style-name="Source_20_Text"><text:span text:style-name="T1"><text:s text:c="4"/>}</text:span></text:span></text:p>
      <text:p text:style-name="P3"><text:span text:style-name="Source_20_Text"><text:span text:style-name="T1">}</text:span></text:span></text:p>
      <text:p text:style-name="P3"/>
      <text:p text:style-name="P3"><text:span text:style-name="Source_20_Text"><text:span text:style-name="T1">function checkTime() {</text:span></text:span></text:p>
      <text:p text:style-name="P3"><text:span text:style-name="Source_20_Text"><text:span text:style-name="T1"><text:s text:c="4"/>// Check time when page loads</text:span></text:span></text:p>
      <text:p text:style-name="P3"><text:span text:style-name="Source_20_Text"><text:span text:style-name="T1"><text:s text:c="4"/>updateTime();</text:span></text:span></text:p>
      <text:p text:style-name="P2"><text:span text:style-name="Source_20_Text"><text:span text:style-name="T1">}</text:span></text:span></text:p>
      <text:p text:style-name="P11">In this modification:</text:p>
      <text:list xml:id="list3419354179" text:style-name="L7">
        <text:list-item>
          <text:p text:style-name="P15">We check if the hour is greater than or equal to 20 or less than 10, indicating the time range from 20:00 to 10:00 (night time).</text:p>
        </text:list-item>
        <text:list-item>
          <text:p text:style-name="P24"><text:span text:style-name="T1">If the condition is met, we change the image source to </text:span><text:span text:style-name="Source_20_Text"><text:span text:style-name="T1">"night_image.jpg"</text:span></text:span><text:span text:style-name="T1">.</text:span></text:p>
        </text:list-item>
        <text:list-item>
          <text:p text:style-name="P25"><text:span text:style-name="T1">Otherwise, we change the image source to </text:span><text:span text:style-name="Source_20_Text"><text:span text:style-name="T1">"day_image.jpg"</text:span></text:span><text:span text:style-name="T1"> for times outside of the specified range (day time).</text:span></text:p>
        </text:list-item>
      </text:list>
      <text:p text:style-name="P9"><text:span text:style-name="T1">Make sure to replace </text:span><text:span text:style-name="Source_20_Text"><text:span text:style-name="T1">"night_image.jpg"</text:span></text:span><text:span text:style-name="T1"> and </text:span><text:span text:style-name="Source_20_Text"><text:span text:style-name="T1">"day_image.jpg"</text:span></text:span><text:span text:style-name="T1"> with the correct paths to your night and day images, respectively. This script will update the image based on whether the current time is within the night time range or not.</text:span></text:p>
      <text:p text:style-name="P12"/>
      <text:p text:style-name="P12">You</text:p>
      <text:p text:style-name="P12">it isnt changing and i got this error Uncaught TypeError: document.querySelector(...) is null updateClock https://greeny.cs.tlu.ee/~emmodla/eesrakendused/3tund/clock.js:56 setInterval handler* https://greeny.cs.tlu.ee/~emmodla/eesrakendused/3tund/clock.js:74 my code looks like this: function updateClock() { date=new Date(); //console.log(date); hours=date.getHours(); minutes=date.getMinutes(); seconds=date.getSeconds(); //console.log(hours, minutes, seconds); if (hours&lt;10) { hours="0"+hours; } if (minutes&lt;10) { minutes="0"+minutes; } if (seconds&lt;10) { seconds="0"+seconds; } document.getElementById('hoursel').innerHTML=hours; document.getElementById('minutesel').innerHTML=":"+minutes; document.getElementById('secondsel').innerHTML=":"+seconds; if (hours &gt;= 20 || hours &lt; 10) { document.querySelector("#pics cat").src = "catnight.png"; // Change image source for night } <text:soft-page-break/>else { document.querySelector("#pics cat").src = "catday.png"; // Change image source for day } } setInterval(updateClock, 1000); updateClock();</text:p>
      <text:p text:style-name="P12">ChatGPT</text:p>
      <text:p text:style-name="P10">ChatGPT</text:p>
      <text:p text:style-name="P9"><text:span text:style-name="T1">The error message indicates that </text:span><text:span text:style-name="Source_20_Text"><text:span text:style-name="T1">document.querySelector("#pics cat")</text:span></text:span><text:span text:style-name="T1"> is returning null, meaning it couldn't find any element matching the selector. The issue is likely with the selector you're using.</text:span></text:p>
      <text:p text:style-name="P9"><text:span text:style-name="T1">If you want to target an image inside the </text:span><text:span text:style-name="Source_20_Text"><text:span text:style-name="T1">#pics</text:span></text:span><text:span text:style-name="T1"> container with the ID </text:span><text:span text:style-name="Source_20_Text"><text:span text:style-name="T1">"cat"</text:span></text:span><text:span text:style-name="T1">, you need to correct the selector to </text:span><text:span text:style-name="Source_20_Text"><text:span text:style-name="T1">#pics img</text:span></text:span><text:span text:style-name="T1"> to target the image directly. Here's the corrected code:</text:span></text:p>
      <text:p text:style-name="P1">javascriptCopy code</text:p>
      <text:p text:style-name="P3"><text:span text:style-name="Source_20_Text"><text:span text:style-name="T1">function updateClock() {</text:span></text:span></text:p>
      <text:p text:style-name="P3"><text:span text:style-name="Source_20_Text"><text:span text:style-name="T1"><text:s text:c="4"/>var date = new Date();</text:span></text:span></text:p>
      <text:p text:style-name="P3"><text:span text:style-name="Source_20_Text"><text:span text:style-name="T1"><text:s text:c="4"/>var hours = date.getHours();</text:span></text:span></text:p>
      <text:p text:style-name="P3"><text:span text:style-name="Source_20_Text"><text:span text:style-name="T1"><text:s text:c="4"/>var minutes = date.getMinutes();</text:span></text:span></text:p>
      <text:p text:style-name="P3"><text:span text:style-name="Source_20_Text"><text:span text:style-name="T1"><text:s text:c="4"/>var seconds = date.getSeconds();</text:span></text:span></text:p>
      <text:p text:style-name="P3"><text:span text:style-name="Source_20_Text"><text:span text:style-name="T1"><text:s text:c="4"/></text:span></text:span></text:p>
      <text:p text:style-name="P3"><text:span text:style-name="Source_20_Text"><text:span text:style-name="T1"><text:s text:c="4"/>if (hours &lt; 10) {</text:span></text:span></text:p>
      <text:p text:style-name="P3"><text:span text:style-name="Source_20_Text"><text:span text:style-name="T1"><text:s text:c="8"/>hours = "0" + hours;</text:span></text:span></text:p>
      <text:p text:style-name="P3"><text:span text:style-name="Source_20_Text"><text:span text:style-name="T1"><text:s text:c="4"/>}</text:span></text:span></text:p>
      <text:p text:style-name="P3"><text:span text:style-name="Source_20_Text"><text:span text:style-name="T1"><text:s text:c="4"/>if (minutes &lt; 10) {</text:span></text:span></text:p>
      <text:p text:style-name="P3"><text:span text:style-name="Source_20_Text"><text:span text:style-name="T1"><text:s text:c="8"/>minutes = "0" + minutes;</text:span></text:span></text:p>
      <text:p text:style-name="P3"><text:span text:style-name="Source_20_Text"><text:span text:style-name="T1"><text:s text:c="4"/>}</text:span></text:span></text:p>
      <text:p text:style-name="P3"><text:span text:style-name="Source_20_Text"><text:span text:style-name="T1"><text:s text:c="4"/>if (seconds &lt; 10) {</text:span></text:span></text:p>
      <text:p text:style-name="P3"><text:span text:style-name="Source_20_Text"><text:span text:style-name="T1"><text:s text:c="8"/>seconds = "0" + seconds;</text:span></text:span></text:p>
      <text:p text:style-name="P3"><text:span text:style-name="Source_20_Text"><text:span text:style-name="T1"><text:s text:c="4"/>}</text:span></text:span></text:p>
      <text:p text:style-name="P3"><text:span text:style-name="Source_20_Text"><text:span text:style-name="T1"><text:s text:c="4"/></text:span></text:span></text:p>
      <text:p text:style-name="P3"><text:span text:style-name="Source_20_Text"><text:span text:style-name="T1"><text:s text:c="4"/>document.getElementById('hoursel').innerHTML = hours;</text:span></text:span></text:p>
      <text:p text:style-name="P3"><text:span text:style-name="Source_20_Text"><text:span text:style-name="T1"><text:s text:c="4"/>document.getElementById('minutesel').innerHTML = ":" + minutes;</text:span></text:span></text:p>
      <text:p text:style-name="P3"><text:span text:style-name="Source_20_Text"><text:span text:style-name="T1"><text:s text:c="4"/>document.getElementById('secondsel').innerHTML = ":" + seconds;</text:span></text:span></text:p>
      <text:p text:style-name="P3"/>
      <text:p text:style-name="P3"><text:span text:style-name="Source_20_Text"><text:span text:style-name="T1"><text:s text:c="4"/>var catImage = document.querySelector("#pics img");</text:span></text:span></text:p>
      <text:p text:style-name="P3"><text:span text:style-name="Source_20_Text"><text:span text:style-name="T1"><text:s text:c="4"/>if (hours &gt;= 20 || hours &lt; 10) {</text:span></text:span></text:p>
      <text:p text:style-name="P3"><text:span text:style-name="Source_20_Text"><text:span text:style-name="T1"><text:s text:c="8"/>catImage.src = "catnight.png"; // Change image source for night</text:span></text:span></text:p>
      <text:p text:style-name="P3"><text:span text:style-name="Source_20_Text"><text:span text:style-name="T1"><text:s text:c="4"/>} else {</text:span></text:span></text:p>
      <text:p text:style-name="P3"><text:span text:style-name="Source_20_Text"><text:span text:style-name="T1"><text:s text:c="8"/>catImage.src = "catday.png"; // Change image source for day</text:span></text:span></text:p>
      <text:p text:style-name="P3"><text:span text:style-name="Source_20_Text"><text:span text:style-name="T1"><text:s text:c="4"/>}</text:span></text:span></text:p>
      <text:p text:style-name="P3"><text:span text:style-name="Source_20_Text"><text:span text:style-name="T1">}</text:span></text:span></text:p>
      <text:p text:style-name="P3"/>
      <text:p text:style-name="P3"><text:span text:style-name="Source_20_Text"><text:span text:style-name="T1">setInterval(updateClock, 1000);</text:span></text:span></text:p>
      <text:p text:style-name="P2"><text:span text:style-name="Source_20_Text"><text:span text:style-name="T1">updateClock();</text:span></text:span></text:p>
      <text:p text:style-name="P9"><text:span text:style-name="T1">With this change, the script will target the </text:span><text:span text:style-name="Source_20_Text"><text:span text:style-name="T1">img</text:span></text:span><text:span text:style-name="T1"> tag within the </text:span><text:span text:style-name="Source_20_Text"><text:span text:style-name="T1">#pics</text:span></text:span><text:span text:style-name="T1"> container, making sure it finds the correct element and updates its source accordingly. Make sure your image paths are correct and that the images are in the same directory as your HTML file.</text:span></text:p>
      <text:p text:style-name="P8">You</text:p>
      <text:p text:style-name="P6"><text:soft-page-break/>how can i make it so if i hover over an image it plays a sound </text:p>
      <text:p text:style-name="P4"/>
      <text:p text:style-name="P5">ChatGPT</text:p>
      <text:p text:style-name="P9"><text:span text:style-name="T1">You can achieve this by adding an event listener for the </text:span><text:span text:style-name="Source_20_Text"><text:span text:style-name="T1">mouseover</text:span></text:span><text:span text:style-name="T1"> event to the image element and then playing a sound when the event is triggered. Here's how you can do it:</text:span></text:p>
      <text:p text:style-name="P11">HTML:</text:p>
      <text:p text:style-name="P1">htmlCopy code</text:p>
      <text:p text:style-name="P3"><text:span text:style-name="Source_20_Text"><text:span text:style-name="T1">&lt;div id="pics" class="pics"&gt;</text:span></text:span></text:p>
      <text:p text:style-name="P3"><text:span text:style-name="Source_20_Text"><text:span text:style-name="T1"><text:s text:c="4"/>&lt;img id="catImage" src="catday.png" alt="Cat Image"&gt;</text:span></text:span></text:p>
      <text:p text:style-name="P3"><text:span text:style-name="Source_20_Text"><text:span text:style-name="T1">&lt;/div&gt;</text:span></text:span></text:p>
      <text:p text:style-name="P3"><text:span text:style-name="Source_20_Text"><text:span text:style-name="T1">&lt;audio id="catSound"&gt;</text:span></text:span></text:p>
      <text:p text:style-name="P3"><text:span text:style-name="Source_20_Text"><text:span text:style-name="T1"><text:s text:c="4"/>&lt;source src="cat_sound.mp3" type="audio/mpeg"&gt;</text:span></text:span></text:p>
      <text:p text:style-name="P3"><text:span text:style-name="Source_20_Text"><text:span text:style-name="T1"><text:s text:c="4"/>Your browser does not support the audio element.</text:span></text:span></text:p>
      <text:p text:style-name="P2"><text:span text:style-name="Source_20_Text"><text:span text:style-name="T1">&lt;/audio&gt;</text:span></text:span></text:p>
      <text:p text:style-name="P11">JavaScript:</text:p>
      <text:p text:style-name="P1">javascriptCopy code</text:p>
      <text:p text:style-name="P3"><text:span text:style-name="Source_20_Text"><text:span text:style-name="T1">// Select the image and audio elements</text:span></text:span></text:p>
      <text:p text:style-name="P3"><text:span text:style-name="Source_20_Text"><text:span text:style-name="T1">var catImage = document.getElementById("catImage");</text:span></text:span></text:p>
      <text:p text:style-name="P3"><text:span text:style-name="Source_20_Text"><text:span text:style-name="T1">var catSound = document.getElementById("catSound");</text:span></text:span></text:p>
      <text:p text:style-name="P3"/>
      <text:p text:style-name="P3"><text:span text:style-name="Source_20_Text"><text:span text:style-name="T1">// Add event listener for mouseover event</text:span></text:span></text:p>
      <text:p text:style-name="P3"><text:span text:style-name="Source_20_Text"><text:span text:style-name="T1">catImage.addEventListener("mouseover", function() {</text:span></text:span></text:p>
      <text:p text:style-name="P3"><text:span text:style-name="Source_20_Text"><text:span text:style-name="T1"><text:s text:c="4"/>// Play the sound</text:span></text:span></text:p>
      <text:p text:style-name="P3"><text:span text:style-name="Source_20_Text"><text:span text:style-name="T1"><text:s text:c="4"/>catSound.play();</text:span></text:span></text:p>
      <text:p text:style-name="P2"><text:span text:style-name="Source_20_Text"><text:span text:style-name="T1">});</text:span></text:span></text:p>
      <text:p text:style-name="P11">In this code:</text:p>
      <text:list xml:id="list2962928648" text:style-name="L8">
        <text:list-item>
          <text:p text:style-name="P26"><text:span text:style-name="T1">We select the image element with the ID </text:span><text:span text:style-name="Source_20_Text"><text:span text:style-name="T1">"catImage"</text:span></text:span><text:span text:style-name="T1"> and the audio element with the ID </text:span><text:span text:style-name="Source_20_Text"><text:span text:style-name="T1">"catSound"</text:span></text:span><text:span text:style-name="T1">.</text:span></text:p>
        </text:list-item>
        <text:list-item>
          <text:p text:style-name="P26"><text:span text:style-name="T1">We add an event listener to the image element for the </text:span><text:span text:style-name="Source_20_Text"><text:span text:style-name="T1">mouseover</text:span></text:span><text:span text:style-name="T1"> event.</text:span></text:p>
        </text:list-item>
        <text:list-item>
          <text:p text:style-name="P27"><text:span text:style-name="T1">When the mouse is hovered over the image, the event listener triggers the </text:span><text:span text:style-name="Source_20_Text"><text:span text:style-name="T1">play()</text:span></text:span><text:span text:style-name="T1"> method on the audio element, causing the sound to play.</text:span></text:p>
        </text:list-item>
      </text:list>
      <text:p text:style-name="P9"><text:span text:style-name="T1">Make sure to replace </text:span><text:span text:style-name="Source_20_Text"><text:span text:style-name="T1">"cat_sound.mp3"</text:span></text:span><text:span text:style-name="T1"> with the path to your audio file. Also, ensure that your audio file is in a compatible format and that the path is correct.</text:span></text:p>
      <text:p text:style-name="P12"/>
      <text:p text:style-name="P12">You</text:p>
      <text:p text:style-name="P12">where should i put the event listener</text:p>
      <text:p text:style-name="P12"/>
      <text:p text:style-name="P10">ChatGPT</text:p>
      <text:p text:style-name="P9"><text:soft-page-break/><text:span text:style-name="T1">You can place the event listener anywhere after both the image and audio elements have been defined in your HTML. Typically, it's best practice to put JavaScript code at the end of your HTML file, just before the closing </text:span><text:span text:style-name="Source_20_Text"><text:span text:style-name="T1">&lt;/body&gt;</text:span></text:span><text:span text:style-name="T1"> tag. Here's an example:</text:span></text:p>
      <text:p text:style-name="P1">htmlCopy code</text:p>
      <text:p text:style-name="P3"><text:span text:style-name="Source_20_Text"><text:span text:style-name="T1">&lt;body&gt;</text:span></text:span></text:p>
      <text:p text:style-name="P3"><text:span text:style-name="Source_20_Text"><text:span text:style-name="T1"><text:s text:c="4"/>&lt;div id="pics" class="pics"&gt;</text:span></text:span></text:p>
      <text:p text:style-name="P3"><text:span text:style-name="Source_20_Text"><text:span text:style-name="T1"><text:s text:c="8"/>&lt;img id="catImage" src="catday.png" alt="Cat Image"&gt;</text:span></text:span></text:p>
      <text:p text:style-name="P3"><text:span text:style-name="Source_20_Text"><text:span text:style-name="T1"><text:s text:c="4"/>&lt;/div&gt;</text:span></text:span></text:p>
      <text:p text:style-name="P3"><text:span text:style-name="Source_20_Text"><text:span text:style-name="T1"><text:s text:c="4"/>&lt;audio id="catSound"&gt;</text:span></text:span></text:p>
      <text:p text:style-name="P3"><text:span text:style-name="Source_20_Text"><text:span text:style-name="T1"><text:s text:c="8"/>&lt;source src="cat_sound.mp3" type="audio/mpeg"&gt;</text:span></text:span></text:p>
      <text:p text:style-name="P3"><text:span text:style-name="Source_20_Text"><text:span text:style-name="T1"><text:s text:c="8"/>Your browser does not support the audio element.</text:span></text:span></text:p>
      <text:p text:style-name="P3"><text:span text:style-name="Source_20_Text"><text:span text:style-name="T1"><text:s text:c="4"/>&lt;/audio&gt;</text:span></text:span></text:p>
      <text:p text:style-name="P3"/>
      <text:p text:style-name="P3"><text:span text:style-name="Source_20_Text"><text:span text:style-name="T1"><text:s text:c="4"/>&lt;script&gt;</text:span></text:span></text:p>
      <text:p text:style-name="P3"><text:span text:style-name="Source_20_Text"><text:span text:style-name="T1"><text:s text:c="8"/>// Select the image and audio elements</text:span></text:span></text:p>
      <text:p text:style-name="P3"><text:span text:style-name="Source_20_Text"><text:span text:style-name="T1"><text:s text:c="8"/>var catImage = document.getElementById("catImage");</text:span></text:span></text:p>
      <text:p text:style-name="P3"><text:span text:style-name="Source_20_Text"><text:span text:style-name="T1"><text:s text:c="8"/>var catSound = document.getElementById("catSound");</text:span></text:span></text:p>
      <text:p text:style-name="P3"/>
      <text:p text:style-name="P3"><text:span text:style-name="Source_20_Text"><text:span text:style-name="T1"><text:s text:c="8"/>// Add event listener for mouseover event</text:span></text:span></text:p>
      <text:p text:style-name="P3"><text:span text:style-name="Source_20_Text"><text:span text:style-name="T1"><text:s text:c="8"/>catImage.addEventListener("mouseover", function() {</text:span></text:span></text:p>
      <text:p text:style-name="P3"><text:span text:style-name="Source_20_Text"><text:span text:style-name="T1"><text:s text:c="12"/>// Play the sound</text:span></text:span></text:p>
      <text:p text:style-name="P3"><text:span text:style-name="Source_20_Text"><text:span text:style-name="T1"><text:s text:c="12"/>catSound.play();</text:span></text:span></text:p>
      <text:p text:style-name="P3"><text:span text:style-name="Source_20_Text"><text:span text:style-name="T1"><text:s text:c="8"/>});</text:span></text:span></text:p>
      <text:p text:style-name="P3"><text:span text:style-name="Source_20_Text"><text:span text:style-name="T1"><text:s text:c="4"/>&lt;/script&gt;</text:span></text:span></text:p>
      <text:p text:style-name="P2"><text:span text:style-name="Source_20_Text"><text:span text:style-name="T1">&lt;/body&gt;</text:span></text:span></text:p>
      <text:p text:style-name="P11">Placing the script at the end of the body ensures that the DOM elements it references have been loaded by the time the script runs, which helps prevent any potential issues with element selection or event binding.</text:p>
      <text:p text:style-name="P12"/>
      <text:p text:style-name="P12">You</text:p>
      <text:p text:style-name="P12">function changeBgColor() { console.log(window.location.search); const searchParams=new URLSearchParams(window.location.search); console.log(searchParams.has("color")); if(searchParams.has("color")) { console.log("test"); document.querySelector('body').style.backgroundColor=searchParams.get("color"); } } why doesnt this work?</text:p>
      <text:p text:style-name="P12"/>
      <text:p text:style-name="P10">ChatGPT</text:p>
      <text:p text:style-name="P11">Your code looks mostly correct, but there are a few potential reasons why it might not be working as expected:</text:p>
      <text:list xml:id="list231617092" text:style-name="L9">
        <text:list-item>
          <text:p text:style-name="P28"><text:soft-page-break/><text:span text:style-name="Strong_20_Emphasis"><text:span text:style-name="T1">URL Parameters</text:span></text:span><text:span text:style-name="T1">: Ensure that you're passing the </text:span><text:span text:style-name="Source_20_Text"><text:span text:style-name="T1">color</text:span></text:span><text:span text:style-name="T1"> parameter correctly in the URL. For example, if you want to change the background color to red, your URL should look like this: </text:span><text:span text:style-name="Source_20_Text"><text:span text:style-name="T1">http://example.com/page.html?color=red</text:span></text:span><text:span text:style-name="T1">.</text:span></text:p>
        </text:list-item>
        <text:list-item>
          <text:p text:style-name="P28"><text:span text:style-name="Strong_20_Emphasis"><text:span text:style-name="T1">Function Invocation</text:span></text:span><text:span text:style-name="T1">: Make sure you're calling the </text:span><text:span text:style-name="Source_20_Text"><text:span text:style-name="T1">changeBgColor()</text:span></text:span><text:span text:style-name="T1"> function somewhere in your code. Since it seems you're intending to change the background color based on the URL parameters, you might want to call this function when the page loads.</text:span></text:p>
        </text:list-item>
      </text:list>
      <text:p text:style-name="P11">Here's how you can modify your code to ensure it runs when the page loads:</text:p>
      <text:p text:style-name="P1">javascriptCopy code</text:p>
      <text:p text:style-name="P3"><text:span text:style-name="Source_20_Text"><text:span text:style-name="T1">// Define the function to change background color based on URL parameters</text:span></text:span></text:p>
      <text:p text:style-name="P3"><text:span text:style-name="Source_20_Text"><text:span text:style-name="T1">function changeBgColor() {</text:span></text:span></text:p>
      <text:p text:style-name="P3"><text:span text:style-name="Source_20_Text"><text:span text:style-name="T1"><text:s text:c="4"/>// Log the current URL search parameters for debugging</text:span></text:span></text:p>
      <text:p text:style-name="P3"><text:span text:style-name="Source_20_Text"><text:span text:style-name="T1"><text:s text:c="4"/>console.log(window.location.search);</text:span></text:span></text:p>
      <text:p text:style-name="P3"><text:span text:style-name="Source_20_Text"><text:span text:style-name="T1"><text:s text:c="4"/></text:span></text:span></text:p>
      <text:p text:style-name="P3"><text:span text:style-name="Source_20_Text"><text:span text:style-name="T1"><text:s text:c="4"/>// Get the URL search parameters</text:span></text:span></text:p>
      <text:p text:style-name="P3"><text:span text:style-name="Source_20_Text"><text:span text:style-name="T1"><text:s text:c="4"/>const searchParams = new URLSearchParams(window.location.search);</text:span></text:span></text:p>
      <text:p text:style-name="P3"><text:span text:style-name="Source_20_Text"><text:span text:style-name="T1"><text:s text:c="4"/></text:span></text:span></text:p>
      <text:p text:style-name="P3"><text:span text:style-name="Source_20_Text"><text:span text:style-name="T1"><text:s text:c="4"/>// Check if the 'color' parameter exists in the URL</text:span></text:span></text:p>
      <text:p text:style-name="P3"><text:span text:style-name="Source_20_Text"><text:span text:style-name="T1"><text:s text:c="4"/>if (searchParams.has("color")) {</text:span></text:span></text:p>
      <text:p text:style-name="P3"><text:span text:style-name="Source_20_Text"><text:span text:style-name="T1"><text:s text:c="8"/>console.log("Color parameter found in URL.");</text:span></text:span></text:p>
      <text:p text:style-name="P3"><text:span text:style-name="Source_20_Text"><text:span text:style-name="T1"><text:s text:c="8"/></text:span></text:span></text:p>
      <text:p text:style-name="P3"><text:span text:style-name="Source_20_Text"><text:span text:style-name="T1"><text:s text:c="8"/>// Get the value of the 'color' parameter and set it as the background color</text:span></text:span></text:p>
      <text:p text:style-name="P3"><text:span text:style-name="Source_20_Text"><text:span text:style-name="T1"><text:s text:c="8"/>document.querySelector('body').style.backgroundColor = searchParams.get("color");</text:span></text:span></text:p>
      <text:p text:style-name="P3"><text:span text:style-name="Source_20_Text"><text:span text:style-name="T1"><text:s text:c="4"/>} else {</text:span></text:span></text:p>
      <text:p text:style-name="P3"><text:span text:style-name="Source_20_Text"><text:span text:style-name="T1"><text:s text:c="8"/>console.log("Color parameter not found in URL.");</text:span></text:span></text:p>
      <text:p text:style-name="P3"><text:span text:style-name="Source_20_Text"><text:span text:style-name="T1"><text:s text:c="4"/>}</text:span></text:span></text:p>
      <text:p text:style-name="P3"><text:span text:style-name="Source_20_Text"><text:span text:style-name="T1">}</text:span></text:span></text:p>
      <text:p text:style-name="P3"/>
      <text:p text:style-name="P3"><text:span text:style-name="Source_20_Text"><text:span text:style-name="T1">// Call the function to change background color when the page loads</text:span></text:span></text:p>
      <text:p text:style-name="P2"><text:span text:style-name="Source_20_Text"><text:span text:style-name="T1">window.addEventListener("load", changeBgColor);</text:span></text:span></text:p>
      <text:p text:style-name="P9"><text:span text:style-name="T1">With these modifications, the </text:span><text:span text:style-name="Source_20_Text"><text:span text:style-name="T1">changeBgColor()</text:span></text:span><text:span text:style-name="T1"> function will be invoked when the page loads, and it will change the background color based on the </text:span><text:span text:style-name="Source_20_Text"><text:span text:style-name="T1">color</text:span></text:span><text:span text:style-name="T1"> parameter in the URL, if present. Ensure that your URL parameters are correctly formatted and that the function is being invoked properly for it to work as expected.</text:span></text:p>
      <text:p text:style-name="P12"/>
      <text:p text:style-name="P12">You</text:p>
      <text:p text:style-name="P12">color.style.height="300px"; color.style.width="300px"; color.style.backgroundColor="white"; function changeColor() { r=Math.round(Math.random()*255); g=Math.round(Math.random()*255); b=Math.round(Math.random()*255); color.style.backgroundColor="rgb("+r+","+g+","+b+")"; } changeColor(); how can i change this code so the whole page changes color?</text:p>
      <text:p text:style-name="P12"><text:soft-page-break/></text:p>
      <text:p text:style-name="P10">ChatGPT</text:p>
      <text:p text:style-name="P9"><text:span text:style-name="T1">To change the color of the entire page, you can modify the JavaScript code to target the </text:span><text:span text:style-name="Source_20_Text"><text:span text:style-name="T1">document.body</text:span></text:span><text:span text:style-name="T1"> instead of an element with the ID </text:span><text:span text:style-name="Source_20_Text"><text:span text:style-name="T1">"color"</text:span></text:span><text:span text:style-name="T1">. Here's the modified code:</text:span></text:p>
      <text:p text:style-name="P1">javascriptCopy code</text:p>
      <text:p text:style-name="P3"><text:span text:style-name="Source_20_Text"><text:span text:style-name="T1">// Set the initial styles for the entire body</text:span></text:span></text:p>
      <text:p text:style-name="P3"><text:span text:style-name="Source_20_Text"><text:span text:style-name="T1">document.body.style.height = "100vh"; // Set height to 100% of viewport height</text:span></text:span></text:p>
      <text:p text:style-name="P3"><text:span text:style-name="Source_20_Text"><text:span text:style-name="T1">document.body.style.width = "100vw"; // Set width to 100% of viewport width</text:span></text:span></text:p>
      <text:p text:style-name="P3"><text:span text:style-name="Source_20_Text"><text:span text:style-name="T1">document.body.style.backgroundColor = "white"; // Set initial background color to white</text:span></text:span></text:p>
      <text:p text:style-name="P3"/>
      <text:p text:style-name="P3"><text:span text:style-name="Source_20_Text"><text:span text:style-name="T1">// Define the function to change the color of the entire page</text:span></text:span></text:p>
      <text:p text:style-name="P3"><text:span text:style-name="Source_20_Text"><text:span text:style-name="T1">function changeColor() {</text:span></text:span></text:p>
      <text:p text:style-name="P3"><text:span text:style-name="Source_20_Text"><text:span text:style-name="T1"><text:s text:c="4"/>// Generate random RGB values</text:span></text:span></text:p>
      <text:p text:style-name="P3"><text:span text:style-name="Source_20_Text"><text:span text:style-name="T1"><text:s text:c="4"/>var r = Math.round(Math.random() * 255);</text:span></text:span></text:p>
      <text:p text:style-name="P3"><text:span text:style-name="Source_20_Text"><text:span text:style-name="T1"><text:s text:c="4"/>var g = Math.round(Math.random() * 255);</text:span></text:span></text:p>
      <text:p text:style-name="P3"><text:span text:style-name="Source_20_Text"><text:span text:style-name="T1"><text:s text:c="4"/>var b = Math.round(Math.random() * 255);</text:span></text:span></text:p>
      <text:p text:style-name="P3"/>
      <text:p text:style-name="P3"><text:span text:style-name="Source_20_Text"><text:span text:style-name="T1"><text:s text:c="4"/>// Set the new background color for the entire body</text:span></text:span></text:p>
      <text:p text:style-name="P3"><text:span text:style-name="Source_20_Text"><text:span text:style-name="T1"><text:s text:c="4"/>document.body.style.backgroundColor = "rgb(" + r + "," + g + "," + b + ")";</text:span></text:span></text:p>
      <text:p text:style-name="P3"><text:span text:style-name="Source_20_Text"><text:span text:style-name="T1">}</text:span></text:span></text:p>
      <text:p text:style-name="P3"/>
      <text:p text:style-name="P3"><text:span text:style-name="Source_20_Text"><text:span text:style-name="T1">// Call the function to change the color when needed</text:span></text:span></text:p>
      <text:p text:style-name="P2"><text:span text:style-name="Source_20_Text"><text:span text:style-name="T1">changeColor();</text:span></text:span></text:p>
      <text:p text:style-name="P11">In this modified code:</text:p>
      <text:list xml:id="list2528420495" text:style-name="L10">
        <text:list-item>
          <text:p text:style-name="P29"><text:span text:style-name="T1">We're directly setting the styles for the </text:span><text:span text:style-name="Source_20_Text"><text:span text:style-name="T1">document.body</text:span></text:span><text:span text:style-name="T1"> element to change the background color of the entire page.</text:span></text:p>
        </text:list-item>
        <text:list-item>
          <text:p text:style-name="P29"><text:span text:style-name="T1">The </text:span><text:span text:style-name="Source_20_Text"><text:span text:style-name="T1">changeColor()</text:span></text:span><text:span text:style-name="T1"> function generates random RGB values and sets the background color of the </text:span><text:span text:style-name="Source_20_Text"><text:span text:style-name="T1">document.body</text:span></text:span><text:span text:style-name="T1"> accordingly.</text:span></text:p>
        </text:list-item>
        <text:list-item>
          <text:p text:style-name="P30"><text:span text:style-name="T1">You can call the </text:span><text:span text:style-name="Source_20_Text"><text:span text:style-name="T1">changeColor()</text:span></text:span><text:span text:style-name="T1"> function whenever you want to change the color of the entire page.</text:span></text:p>
        </text:list-item>
      </text:list>
      <text:p text:style-name="P11">This way, the entire page will change color instead of just a specific element.</text:p>
      <text:p text:style-name="P12"/>
      <text:p text:style-name="P12">You</text:p>
      <text:p text:style-name="P12">how to resize an image so it fits on the full screen</text:p>
      <text:p text:style-name="P12"/>
      <text:p text:style-name="P10">ChatGPT</text:p>
      <text:p text:style-name="P11">To resize an image so it fits the full screen, you typically set its width and height to be 100% of the viewport dimensions. Here's how you can achieve this using CSS:</text:p>
      <text:p text:style-name="P11">HTML:</text:p>
      <text:p text:style-name="P1"><text:soft-page-break/>htmlCopy code</text:p>
      <text:p text:style-name="P3"><text:span text:style-name="Source_20_Text"><text:span text:style-name="T1">&lt;!DOCTYPE html&gt;</text:span></text:span></text:p>
      <text:p text:style-name="P3"><text:span text:style-name="Source_20_Text"><text:span text:style-name="T1">&lt;html lang="en"&gt;</text:span></text:span></text:p>
      <text:p text:style-name="P3"><text:span text:style-name="Source_20_Text"><text:span text:style-name="T1">&lt;head&gt;</text:span></text:span></text:p>
      <text:p text:style-name="P3"><text:span text:style-name="Source_20_Text"><text:span text:style-name="T1"><text:s text:c="4"/>&lt;meta charset="UTF-8"&gt;</text:span></text:span></text:p>
      <text:p text:style-name="P3"><text:span text:style-name="Source_20_Text"><text:span text:style-name="T1"><text:s text:c="4"/>&lt;meta name="viewport" content="width=device-width, initial-scale=1.0"&gt;</text:span></text:span></text:p>
      <text:p text:style-name="P3"><text:span text:style-name="Source_20_Text"><text:span text:style-name="T1"><text:s text:c="4"/>&lt;title&gt;Full Screen Image&lt;/title&gt;</text:span></text:span></text:p>
      <text:p text:style-name="P3"><text:span text:style-name="Source_20_Text"><text:span text:style-name="T1"><text:s text:c="4"/>&lt;link rel="stylesheet" href="styles.css"&gt;</text:span></text:span></text:p>
      <text:p text:style-name="P3"><text:span text:style-name="Source_20_Text"><text:span text:style-name="T1">&lt;/head&gt;</text:span></text:span></text:p>
      <text:p text:style-name="P3"><text:span text:style-name="Source_20_Text"><text:span text:style-name="T1">&lt;body&gt;</text:span></text:span></text:p>
      <text:p text:style-name="P3"><text:span text:style-name="Source_20_Text"><text:span text:style-name="T1"><text:s text:c="4"/>&lt;img src="example.jpg" alt="Image" id="fullscreen-image"&gt;</text:span></text:span></text:p>
      <text:p text:style-name="P3"><text:span text:style-name="Source_20_Text"><text:span text:style-name="T1">&lt;/body&gt;</text:span></text:span></text:p>
      <text:p text:style-name="P2"><text:span text:style-name="Source_20_Text"><text:span text:style-name="T1">&lt;/html&gt;</text:span></text:span></text:p>
      <text:p text:style-name="P11">CSS (styles.css):</text:p>
      <text:p text:style-name="P1">cssCopy code</text:p>
      <text:p text:style-name="P3"><text:span text:style-name="Source_20_Text"><text:span text:style-name="T1">html, body {</text:span></text:span></text:p>
      <text:p text:style-name="P3"><text:span text:style-name="Source_20_Text"><text:span text:style-name="T1"><text:s text:c="4"/>margin: 0;</text:span></text:span></text:p>
      <text:p text:style-name="P3"><text:span text:style-name="Source_20_Text"><text:span text:style-name="T1"><text:s text:c="4"/>padding: 0;</text:span></text:span></text:p>
      <text:p text:style-name="P3"><text:span text:style-name="Source_20_Text"><text:span text:style-name="T1"><text:s text:c="4"/>height: 100%;</text:span></text:span></text:p>
      <text:p text:style-name="P3"><text:span text:style-name="Source_20_Text"><text:span text:style-name="T1">}</text:span></text:span></text:p>
      <text:p text:style-name="P3"/>
      <text:p text:style-name="P3"><text:span text:style-name="Source_20_Text"><text:span text:style-name="T1">#fullscreen-image {</text:span></text:span></text:p>
      <text:p text:style-name="P3"><text:span text:style-name="Source_20_Text"><text:span text:style-name="T1"><text:s text:c="4"/>width: 100%;</text:span></text:span></text:p>
      <text:p text:style-name="P3"><text:span text:style-name="Source_20_Text"><text:span text:style-name="T1"><text:s text:c="4"/>height: 100%;</text:span></text:span></text:p>
      <text:p text:style-name="P3"><text:span text:style-name="Source_20_Text"><text:span text:style-name="T1"><text:s text:c="4"/>object-fit: cover; /* Ensures the image covers the entire container */</text:span></text:span></text:p>
      <text:p text:style-name="P2"><text:span text:style-name="Source_20_Text"><text:span text:style-name="T1">}</text:span></text:span></text:p>
      <text:p text:style-name="P11">Explanation:</text:p>
      <text:list xml:id="list3900065753" text:style-name="L11">
        <text:list-item>
          <text:p text:style-name="P31"><text:span text:style-name="T1">In the HTML, we have an </text:span><text:span text:style-name="Source_20_Text"><text:span text:style-name="T1">img</text:span></text:span><text:span text:style-name="T1"> element with the ID </text:span><text:span text:style-name="Source_20_Text"><text:span text:style-name="T1">"fullscreen-image"</text:span></text:span><text:span text:style-name="T1">.</text:span></text:p>
        </text:list-item>
        <text:list-item>
          <text:p text:style-name="P31"><text:span text:style-name="T1">In the CSS, we set the </text:span><text:span text:style-name="Source_20_Text"><text:span text:style-name="T1">width</text:span></text:span><text:span text:style-name="T1"> and </text:span><text:span text:style-name="Source_20_Text"><text:span text:style-name="T1">height</text:span></text:span><text:span text:style-name="T1"> of the </text:span><text:span text:style-name="Source_20_Text"><text:span text:style-name="T1">#fullscreen-image</text:span></text:span><text:span text:style-name="T1"> to 100%, which makes the image cover the full width and height of its container.</text:span></text:p>
        </text:list-item>
        <text:list-item>
          <text:p text:style-name="P31"><text:span text:style-name="T1">We use </text:span><text:span text:style-name="Source_20_Text"><text:span text:style-name="T1">object-fit: cover;</text:span></text:span><text:span text:style-name="T1"> to ensure that the image covers the entire container, cropping it if necessary to maintain aspect ratio.</text:span></text:p>
        </text:list-item>
        <text:list-item>
          <text:p text:style-name="P32"><text:span text:style-name="T1">The </text:span><text:span text:style-name="Source_20_Text"><text:span text:style-name="T1">html</text:span></text:span><text:span text:style-name="T1"> and </text:span><text:span text:style-name="Source_20_Text"><text:span text:style-name="T1">body</text:span></text:span><text:span text:style-name="T1"> elements are set to </text:span><text:span text:style-name="Source_20_Text"><text:span text:style-name="T1">height: 100%;</text:span></text:span><text:span text:style-name="T1"> to ensure that they take up the full height of the viewport, allowing the image to cover the entire screen.</text:span></text:p>
        </text:list-item>
      </text:list>
      <text:p text:style-name="P9"><text:span text:style-name="T1">With this setup, the image will resize dynamically to fit the full screen while maintaining its aspect ratio. Make sure to replace </text:span><text:span text:style-name="Source_20_Text"><text:span text:style-name="T1">"example.jpg"</text:span></text:span><text:span text:style-name="T1"> with the path to your image file.</text:span></text:p>
      <text:p text:style-name="P12"/>
      <text:p text:style-name="P12">You</text:p>
      <text:p text:style-name="P12">i doesnt work</text:p>
      <text:p text:style-name="P12"/>
      <text:p text:style-name="P10">ChatGPT</text:p>
      <text:p text:style-name="P11"><text:soft-page-break/>If the image isn't filling the entire screen as expected, there might be some other CSS rules or HTML structure affecting it. Let's ensure everything is set up correctly:</text:p>
      <text:list xml:id="list1937172441" text:style-name="L12">
        <text:list-item>
          <text:p text:style-name="P33"><text:span text:style-name="Strong_20_Emphasis"><text:span text:style-name="T1">Check CSS Rules</text:span></text:span><text:span text:style-name="T1">: Make sure there are no conflicting CSS rules that could be overriding the styles for the image. If there are other CSS rules targeting the </text:span><text:span text:style-name="Source_20_Text"><text:span text:style-name="T1">img</text:span></text:span><text:span text:style-name="T1"> element or its parent containers, they might interfere with the sizing.</text:span></text:p>
        </text:list-item>
        <text:list-item>
          <text:p text:style-name="P33"><text:span text:style-name="Strong_20_Emphasis"><text:span text:style-name="T1">Inspect Elements</text:span></text:span><text:span text:style-name="T1">: Use your browser's developer tools to inspect the image element and see if any other styles are being applied to it. This can help identify if there are any conflicting styles.</text:span></text:p>
        </text:list-item>
        <text:list-item>
          <text:p text:style-name="P33"><text:span text:style-name="Strong_20_Emphasis"><text:span text:style-name="T1">HTML Structure</text:span></text:span><text:span text:style-name="T1">: Ensure that the </text:span><text:span text:style-name="Source_20_Text"><text:span text:style-name="T1">img</text:span></text:span><text:span text:style-name="T1"> element is the only content in the body of your HTML file. If there are other elements or containers surrounding the image, they might affect its sizing.</text:span></text:p>
        </text:list-item>
      </text:list>
      <text:p text:style-name="P11">Here's a simplified version of the HTML and CSS to ensure there are no conflicting styles:</text:p>
      <text:p text:style-name="P11">HTML:</text:p>
      <text:p text:style-name="P1">htmlCopy code</text:p>
      <text:p text:style-name="P3"><text:span text:style-name="Source_20_Text"><text:span text:style-name="T1">&lt;!DOCTYPE html&gt;</text:span></text:span></text:p>
      <text:p text:style-name="P3"><text:span text:style-name="Source_20_Text"><text:span text:style-name="T1">&lt;html lang="en"&gt;</text:span></text:span></text:p>
      <text:p text:style-name="P3"><text:span text:style-name="Source_20_Text"><text:span text:style-name="T1">&lt;head&gt;</text:span></text:span></text:p>
      <text:p text:style-name="P3"><text:span text:style-name="Source_20_Text"><text:span text:style-name="T1"><text:s text:c="4"/>&lt;meta charset="UTF-8"&gt;</text:span></text:span></text:p>
      <text:p text:style-name="P3"><text:span text:style-name="Source_20_Text"><text:span text:style-name="T1"><text:s text:c="4"/>&lt;meta name="viewport" content="width=device-width, initial-scale=1.0"&gt;</text:span></text:span></text:p>
      <text:p text:style-name="P3"><text:span text:style-name="Source_20_Text"><text:span text:style-name="T1"><text:s text:c="4"/>&lt;title&gt;Full Screen Image&lt;/title&gt;</text:span></text:span></text:p>
      <text:p text:style-name="P3"><text:span text:style-name="Source_20_Text"><text:span text:style-name="T1"><text:s text:c="4"/>&lt;link rel="stylesheet" href="styles.css"&gt;</text:span></text:span></text:p>
      <text:p text:style-name="P3"><text:span text:style-name="Source_20_Text"><text:span text:style-name="T1">&lt;/head&gt;</text:span></text:span></text:p>
      <text:p text:style-name="P3"><text:span text:style-name="Source_20_Text"><text:span text:style-name="T1">&lt;body&gt;</text:span></text:span></text:p>
      <text:p text:style-name="P3"><text:span text:style-name="Source_20_Text"><text:span text:style-name="T1"><text:s text:c="4"/>&lt;img src="example.jpg" alt="Image" id="fullscreen-image"&gt;</text:span></text:span></text:p>
      <text:p text:style-name="P3"><text:span text:style-name="Source_20_Text"><text:span text:style-name="T1">&lt;/body&gt;</text:span></text:span></text:p>
      <text:p text:style-name="P2"><text:span text:style-name="Source_20_Text"><text:span text:style-name="T1">&lt;/html&gt;</text:span></text:span></text:p>
      <text:p text:style-name="P11">CSS (styles.css):</text:p>
      <text:p text:style-name="P1">cssCopy code</text:p>
      <text:p text:style-name="P3"><text:span text:style-name="Source_20_Text"><text:span text:style-name="T1">html, body {</text:span></text:span></text:p>
      <text:p text:style-name="P3"><text:span text:style-name="Source_20_Text"><text:span text:style-name="T1"><text:s text:c="4"/>margin: 0;</text:span></text:span></text:p>
      <text:p text:style-name="P3"><text:span text:style-name="Source_20_Text"><text:span text:style-name="T1"><text:s text:c="4"/>padding: 0;</text:span></text:span></text:p>
      <text:p text:style-name="P3"><text:span text:style-name="Source_20_Text"><text:span text:style-name="T1"><text:s text:c="4"/>height: 100%;</text:span></text:span></text:p>
      <text:p text:style-name="P3"><text:span text:style-name="Source_20_Text"><text:span text:style-name="T1">}</text:span></text:span></text:p>
      <text:p text:style-name="P3"/>
      <text:p text:style-name="P3"><text:span text:style-name="Source_20_Text"><text:span text:style-name="T1">#fullscreen-image {</text:span></text:span></text:p>
      <text:p text:style-name="P3"><text:span text:style-name="Source_20_Text"><text:span text:style-name="T1"><text:s text:c="4"/>width: 100%;</text:span></text:span></text:p>
      <text:p text:style-name="P3"><text:span text:style-name="Source_20_Text"><text:span text:style-name="T1"><text:s text:c="4"/>height: 100%;</text:span></text:span></text:p>
      <text:p text:style-name="P3"><text:span text:style-name="Source_20_Text"><text:span text:style-name="T1"><text:s text:c="4"/>object-fit: cover;</text:span></text:span></text:p>
      <text:p text:style-name="P2"><text:span text:style-name="Source_20_Text"><text:span text:style-name="T1">}</text:span></text:span></text:p>
      <text:p text:style-name="P11"><text:soft-page-break/>Make sure that there are no other conflicting styles or HTML elements that could be affecting the image's size. If the issue persists, please provide more details or share the relevant parts of your code for further assistance.</text:p>
      <text:p text:style-name="P12"/>
      <text:p text:style-name="P12">You</text:p>
      <text:p text:style-name="P12">i used a . instead of a # in css thank you</text:p>
      <text:p text:style-name="P12"/>
      <text:p text:style-name="P10">ChatGPT</text:p>
      <text:p text:style-name="P11">You're welcome! I'm glad you found the issue. CSS selectors are essential, and even a small typo can cause significant differences in how your styles are applied. If you have any more questions or need further assistance, feel free to ask!</text:p>
      <text:p text:style-name="P9"><text:span text:style-name="T1"/></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08T12:08:02.570000000</meta:creation-date>
    <dc:date>2024-03-08T16:43:59.443000000</dc:date>
    <meta:editing-duration>PT4H35M57S</meta:editing-duration>
    <meta:editing-cycles>2</meta:editing-cycles>
    <meta:generator>LibreOffice/7.2.1.2$Windows_X86_64 LibreOffice_project/87b77fad49947c1441b67c559c339af8f3517e22</meta:generator>
    <meta:document-statistic meta:table-count="0" meta:image-count="0" meta:object-count="0" meta:page-count="20" meta:paragraph-count="551" meta:word-count="4400" meta:character-count="31506" meta:non-whitespace-character-count="26328"/>
  </office:meta>
</office:document-meta>
</file>